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automatic" fo:wrap-option="wrap"/>
      <style:text-properties fo:color="#0563C1" fo:font-size="18pt" style:font-size-asian="18pt" style:font-size-complex="18pt" style:text-underline-style="solid" style:text-underline-type="single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472C4" fo:border-bottom="thin solid #4472C4" fo:border-left="thin solid #000000" fo:border-right="none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2" style:family="table-cell" style:parent-style-name="Heading_32_1" style:data-style-name="N0">
      <style:table-cell-properties fo:border-top="thin solid #4472C4" fo:border-bottom="thin solid #4472C4" fo:border-left="thin solid #000000" fo:border-right="none" style:vertical-align="top" fo:wrap-option="wrap" fo:background-color="#D9E1F2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3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#D9E1F2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513184" fo:font-size="14pt" style:font-size-asian="14pt" style:font-size-complex="14pt" style:text-underline-style="solid" style:text-underline-type="singl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top" fo:wrap-option="wrap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20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fo:font-size="14pt" style:font-size-asian="14pt" style:font-size-complex="14pt" style:text-underline-style="solid" style:text-underline-type="single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B0C0C" fo:font-size="14pt" style:font-size-asian="14pt" style:font-size-complex="14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none" fo:border-bottom="thin solid #4472C4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ext-properties fo:color="#1D1D1D"/>
    </style:style>
    <style:style style:name="ce25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18.78541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0.5833333333333cm" style:use-optimal-column-width="true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8.14916666666667cm" style:use-optimal-column-width="true"/>
    </style:style>
    <style:style style:name="co7" style:family="table-column">
      <style:table-column-properties fo:break-before="auto" style:column-width="8.78416666666667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8.09625cm" style:use-optimal-column-width="true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337pt" style:use-optimal-row-height="true" fo:break-before="auto"/>
    </style:style>
    <style:style style:name="ro3" style:family="table-row">
      <style:table-row-properties style:row-height="73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20pt" style:use-optimal-row-height="true" fo:break-before="auto"/>
    </style:style>
    <style:style style:name="ro7" style:family="table-row">
      <style:table-row-properties style:row-height="19pt" style:use-optimal-row-height="true" fo:break-before="auto"/>
    </style:style>
    <style:style style:name="ro8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]))))" style:apply-style-name="cf14" style:base-cell-address="Basic_checks.C5"/>
      <style:map style:condition="of:is-true-formula(NOT(ISERROR(SEARCH(&quot;Passed&quot;;[.C5]))))" style:apply-style-name="cf15" style:base-cell-address="Basic_checks.C5"/>
      <style:map style:condition="of:is-true-formula(NOT(ISERROR(SEARCH(&quot;Failed&quot;;[.C5]))))" style:apply-style-name="cf11" style:base-cell-address="Basic_checks.C5"/>
      <style:map style:condition="of:is-true-formula(NOT(ISERROR(SEARCH(&quot;Not applicable&quot;;[.C5]))))" style:apply-style-name="cf12" style:base-cell-address="Basic_checks.C5"/>
      <style:map style:condition="of:is-true-formula(NOT(ISERROR(SEARCH(&quot;Not checked&quot;;[.C5]))))" style:apply-style-name="cf13" style:base-cell-address="Basic_checks.C5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6]))))" style:apply-style-name="cf14" style:base-cell-address="Basic_checks.C6"/>
      <style:map style:condition="of:is-true-formula(NOT(ISERROR(SEARCH(&quot;Passed&quot;;[.C6]))))" style:apply-style-name="cf15" style:base-cell-address="Basic_checks.C6"/>
      <style:map style:condition="of:is-true-formula(NOT(ISERROR(SEARCH(&quot;Failed&quot;;[.C6]))))" style:apply-style-name="cf11" style:base-cell-address="Basic_checks.C6"/>
      <style:map style:condition="of:is-true-formula(NOT(ISERROR(SEARCH(&quot;Not applicable&quot;;[.C6]))))" style:apply-style-name="cf12" style:base-cell-address="Basic_checks.C6"/>
      <style:map style:condition="of:is-true-formula(NOT(ISERROR(SEARCH(&quot;Not checked&quot;;[.C6]))))" style:apply-style-name="cf13" style:base-cell-address="Basic_checks.C6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]))))" style:apply-style-name="cf14" style:base-cell-address="Basic_checks.C4"/>
      <style:map style:condition="of:is-true-formula(NOT(ISERROR(SEARCH(&quot;Passed&quot;;[.C4]))))" style:apply-style-name="cf15" style:base-cell-address="Basic_checks.C4"/>
      <style:map style:condition="of:is-true-formula(NOT(ISERROR(SEARCH(&quot;Failed&quot;;[.C4]))))" style:apply-style-name="cf11" style:base-cell-address="Basic_checks.C4"/>
      <style:map style:condition="of:is-true-formula(NOT(ISERROR(SEARCH(&quot;Not applicable&quot;;[.C4]))))" style:apply-style-name="cf12" style:base-cell-address="Basic_checks.C4"/>
      <style:map style:condition="of:is-true-formula(NOT(ISERROR(SEARCH(&quot;Not checked&quot;;[.C4]))))" style:apply-style-name="cf13" style:base-cell-address="Basic_checks.C4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]))))" style:apply-style-name="cf14" style:base-cell-address="Basic_checks.C3"/>
      <style:map style:condition="of:is-true-formula(NOT(ISERROR(SEARCH(&quot;Passed&quot;;[.C3]))))" style:apply-style-name="cf15" style:base-cell-address="Basic_checks.C3"/>
      <style:map style:condition="of:is-true-formula(NOT(ISERROR(SEARCH(&quot;Failed&quot;;[.C3]))))" style:apply-style-name="cf11" style:base-cell-address="Basic_checks.C3"/>
      <style:map style:condition="of:is-true-formula(NOT(ISERROR(SEARCH(&quot;Not applicable&quot;;[.C3]))))" style:apply-style-name="cf12" style:base-cell-address="Basic_checks.C3"/>
      <style:map style:condition="of:is-true-formula(NOT(ISERROR(SEARCH(&quot;Not checked&quot;;[.C3]))))" style:apply-style-name="cf13" style:base-cell-address="Basic_checks.C3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]))))" style:apply-style-name="cf14" style:base-cell-address="Basic_checks.E3"/>
      <style:map style:condition="of:is-true-formula(NOT(ISERROR(SEARCH(&quot;Passed&quot;;[.E3]))))" style:apply-style-name="cf15" style:base-cell-address="Basic_checks.E3"/>
      <style:map style:condition="of:is-true-formula(NOT(ISERROR(SEARCH(&quot;Failed&quot;;[.E3]))))" style:apply-style-name="cf11" style:base-cell-address="Basic_checks.E3"/>
      <style:map style:condition="of:is-true-formula(NOT(ISERROR(SEARCH(&quot;Not applicable&quot;;[.E3]))))" style:apply-style-name="cf12" style:base-cell-address="Basic_checks.E3"/>
      <style:map style:condition="of:is-true-formula(NOT(ISERROR(SEARCH(&quot;Not checked&quot;;[.E3]))))" style:apply-style-name="cf13" style:base-cell-address="Basic_checks.E3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9]))))" style:apply-style-name="cf14" style:base-cell-address="Basic_checks.C9"/>
      <style:map style:condition="of:is-true-formula(NOT(ISERROR(SEARCH(&quot;Passed&quot;;[.C9]))))" style:apply-style-name="cf15" style:base-cell-address="Basic_checks.C9"/>
      <style:map style:condition="of:is-true-formula(NOT(ISERROR(SEARCH(&quot;Failed&quot;;[.C9]))))" style:apply-style-name="cf11" style:base-cell-address="Basic_checks.C9"/>
      <style:map style:condition="of:is-true-formula(NOT(ISERROR(SEARCH(&quot;Not applicable&quot;;[.C9]))))" style:apply-style-name="cf12" style:base-cell-address="Basic_checks.C9"/>
      <style:map style:condition="of:is-true-formula(NOT(ISERROR(SEARCH(&quot;Not checked&quot;;[.C9]))))" style:apply-style-name="cf13" style:base-cell-address="Basic_checks.C9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0]))))" style:apply-style-name="cf14" style:base-cell-address="Basic_checks.C10"/>
      <style:map style:condition="of:is-true-formula(NOT(ISERROR(SEARCH(&quot;Passed&quot;;[.C10]))))" style:apply-style-name="cf15" style:base-cell-address="Basic_checks.C10"/>
      <style:map style:condition="of:is-true-formula(NOT(ISERROR(SEARCH(&quot;Failed&quot;;[.C10]))))" style:apply-style-name="cf11" style:base-cell-address="Basic_checks.C10"/>
      <style:map style:condition="of:is-true-formula(NOT(ISERROR(SEARCH(&quot;Not applicable&quot;;[.C10]))))" style:apply-style-name="cf12" style:base-cell-address="Basic_checks.C10"/>
      <style:map style:condition="of:is-true-formula(NOT(ISERROR(SEARCH(&quot;Not checked&quot;;[.C10]))))" style:apply-style-name="cf13" style:base-cell-address="Basic_checks.C1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8]))))" style:apply-style-name="cf14" style:base-cell-address="Basic_checks.C8"/>
      <style:map style:condition="of:is-true-formula(NOT(ISERROR(SEARCH(&quot;Passed&quot;;[.C8]))))" style:apply-style-name="cf15" style:base-cell-address="Basic_checks.C8"/>
      <style:map style:condition="of:is-true-formula(NOT(ISERROR(SEARCH(&quot;Failed&quot;;[.C8]))))" style:apply-style-name="cf11" style:base-cell-address="Basic_checks.C8"/>
      <style:map style:condition="of:is-true-formula(NOT(ISERROR(SEARCH(&quot;Not applicable&quot;;[.C8]))))" style:apply-style-name="cf12" style:base-cell-address="Basic_checks.C8"/>
      <style:map style:condition="of:is-true-formula(NOT(ISERROR(SEARCH(&quot;Not checked&quot;;[.C8]))))" style:apply-style-name="cf13" style:base-cell-address="Basic_checks.C8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1]))))" style:apply-style-name="cf14" style:base-cell-address="Basic_checks.C11"/>
      <style:map style:condition="of:is-true-formula(NOT(ISERROR(SEARCH(&quot;Passed&quot;;[.C11]))))" style:apply-style-name="cf15" style:base-cell-address="Basic_checks.C11"/>
      <style:map style:condition="of:is-true-formula(NOT(ISERROR(SEARCH(&quot;Failed&quot;;[.C11]))))" style:apply-style-name="cf11" style:base-cell-address="Basic_checks.C11"/>
      <style:map style:condition="of:is-true-formula(NOT(ISERROR(SEARCH(&quot;Not applicable&quot;;[.C11]))))" style:apply-style-name="cf12" style:base-cell-address="Basic_checks.C11"/>
      <style:map style:condition="of:is-true-formula(NOT(ISERROR(SEARCH(&quot;Not checked&quot;;[.C11]))))" style:apply-style-name="cf13" style:base-cell-address="Basic_checks.C11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1]))))" style:apply-style-name="cf14" style:base-cell-address="Basic_checks.E11"/>
      <style:map style:condition="of:is-true-formula(NOT(ISERROR(SEARCH(&quot;Passed&quot;;[.E11]))))" style:apply-style-name="cf15" style:base-cell-address="Basic_checks.E11"/>
      <style:map style:condition="of:is-true-formula(NOT(ISERROR(SEARCH(&quot;Failed&quot;;[.E11]))))" style:apply-style-name="cf11" style:base-cell-address="Basic_checks.E11"/>
      <style:map style:condition="of:is-true-formula(NOT(ISERROR(SEARCH(&quot;Not applicable&quot;;[.E11]))))" style:apply-style-name="cf12" style:base-cell-address="Basic_checks.E11"/>
      <style:map style:condition="of:is-true-formula(NOT(ISERROR(SEARCH(&quot;Not checked&quot;;[.E11]))))" style:apply-style-name="cf13" style:base-cell-address="Basic_checks.E11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3]))))" style:apply-style-name="cf14" style:base-cell-address="Basic_checks.C13"/>
      <style:map style:condition="of:is-true-formula(NOT(ISERROR(SEARCH(&quot;Passed&quot;;[.C13]))))" style:apply-style-name="cf15" style:base-cell-address="Basic_checks.C13"/>
      <style:map style:condition="of:is-true-formula(NOT(ISERROR(SEARCH(&quot;Failed&quot;;[.C13]))))" style:apply-style-name="cf11" style:base-cell-address="Basic_checks.C13"/>
      <style:map style:condition="of:is-true-formula(NOT(ISERROR(SEARCH(&quot;Not applicable&quot;;[.C13]))))" style:apply-style-name="cf12" style:base-cell-address="Basic_checks.C13"/>
      <style:map style:condition="of:is-true-formula(NOT(ISERROR(SEARCH(&quot;Not checked&quot;;[.C13]))))" style:apply-style-name="cf13" style:base-cell-address="Basic_checks.C13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3]))))" style:apply-style-name="cf14" style:base-cell-address="Basic_checks.E13"/>
      <style:map style:condition="of:is-true-formula(NOT(ISERROR(SEARCH(&quot;Passed&quot;;[.E13]))))" style:apply-style-name="cf15" style:base-cell-address="Basic_checks.E13"/>
      <style:map style:condition="of:is-true-formula(NOT(ISERROR(SEARCH(&quot;Failed&quot;;[.E13]))))" style:apply-style-name="cf11" style:base-cell-address="Basic_checks.E13"/>
      <style:map style:condition="of:is-true-formula(NOT(ISERROR(SEARCH(&quot;Not applicable&quot;;[.E13]))))" style:apply-style-name="cf12" style:base-cell-address="Basic_checks.E13"/>
      <style:map style:condition="of:is-true-formula(NOT(ISERROR(SEARCH(&quot;Not checked&quot;;[.E13]))))" style:apply-style-name="cf13" style:base-cell-address="Basic_checks.E13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3]))))" style:apply-style-name="cf14" style:base-cell-address="Basic_checks.G13"/>
      <style:map style:condition="of:is-true-formula(NOT(ISERROR(SEARCH(&quot;Passed&quot;;[.G13]))))" style:apply-style-name="cf15" style:base-cell-address="Basic_checks.G13"/>
      <style:map style:condition="of:is-true-formula(NOT(ISERROR(SEARCH(&quot;Failed&quot;;[.G13]))))" style:apply-style-name="cf11" style:base-cell-address="Basic_checks.G13"/>
      <style:map style:condition="of:is-true-formula(NOT(ISERROR(SEARCH(&quot;Not applicable&quot;;[.G13]))))" style:apply-style-name="cf12" style:base-cell-address="Basic_checks.G13"/>
      <style:map style:condition="of:is-true-formula(NOT(ISERROR(SEARCH(&quot;Not checked&quot;;[.G13]))))" style:apply-style-name="cf13" style:base-cell-address="Basic_checks.G13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4]))))" style:apply-style-name="cf14" style:base-cell-address="Basic_checks.E14"/>
      <style:map style:condition="of:is-true-formula(NOT(ISERROR(SEARCH(&quot;Passed&quot;;[.E14]))))" style:apply-style-name="cf15" style:base-cell-address="Basic_checks.E14"/>
      <style:map style:condition="of:is-true-formula(NOT(ISERROR(SEARCH(&quot;Failed&quot;;[.E14]))))" style:apply-style-name="cf11" style:base-cell-address="Basic_checks.E14"/>
      <style:map style:condition="of:is-true-formula(NOT(ISERROR(SEARCH(&quot;Not applicable&quot;;[.E14]))))" style:apply-style-name="cf12" style:base-cell-address="Basic_checks.E14"/>
      <style:map style:condition="of:is-true-formula(NOT(ISERROR(SEARCH(&quot;Not checked&quot;;[.E14]))))" style:apply-style-name="cf13" style:base-cell-address="Basic_checks.E14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4]))))" style:apply-style-name="cf14" style:base-cell-address="Basic_checks.C14"/>
      <style:map style:condition="of:is-true-formula(NOT(ISERROR(SEARCH(&quot;Passed&quot;;[.C14]))))" style:apply-style-name="cf15" style:base-cell-address="Basic_checks.C14"/>
      <style:map style:condition="of:is-true-formula(NOT(ISERROR(SEARCH(&quot;Failed&quot;;[.C14]))))" style:apply-style-name="cf11" style:base-cell-address="Basic_checks.C14"/>
      <style:map style:condition="of:is-true-formula(NOT(ISERROR(SEARCH(&quot;Not applicable&quot;;[.C14]))))" style:apply-style-name="cf12" style:base-cell-address="Basic_checks.C14"/>
      <style:map style:condition="of:is-true-formula(NOT(ISERROR(SEARCH(&quot;Not checked&quot;;[.C14]))))" style:apply-style-name="cf13" style:base-cell-address="Basic_checks.C14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4]))))" style:apply-style-name="cf14" style:base-cell-address="Basic_checks.G14"/>
      <style:map style:condition="of:is-true-formula(NOT(ISERROR(SEARCH(&quot;Passed&quot;;[.G14]))))" style:apply-style-name="cf15" style:base-cell-address="Basic_checks.G14"/>
      <style:map style:condition="of:is-true-formula(NOT(ISERROR(SEARCH(&quot;Failed&quot;;[.G14]))))" style:apply-style-name="cf11" style:base-cell-address="Basic_checks.G14"/>
      <style:map style:condition="of:is-true-formula(NOT(ISERROR(SEARCH(&quot;Not applicable&quot;;[.G14]))))" style:apply-style-name="cf12" style:base-cell-address="Basic_checks.G14"/>
      <style:map style:condition="of:is-true-formula(NOT(ISERROR(SEARCH(&quot;Not checked&quot;;[.G14]))))" style:apply-style-name="cf13" style:base-cell-address="Basic_checks.G14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5]))))" style:apply-style-name="cf14" style:base-cell-address="Basic_checks.E15"/>
      <style:map style:condition="of:is-true-formula(NOT(ISERROR(SEARCH(&quot;Passed&quot;;[.E15]))))" style:apply-style-name="cf15" style:base-cell-address="Basic_checks.E15"/>
      <style:map style:condition="of:is-true-formula(NOT(ISERROR(SEARCH(&quot;Failed&quot;;[.E15]))))" style:apply-style-name="cf11" style:base-cell-address="Basic_checks.E15"/>
      <style:map style:condition="of:is-true-formula(NOT(ISERROR(SEARCH(&quot;Not applicable&quot;;[.E15]))))" style:apply-style-name="cf12" style:base-cell-address="Basic_checks.E15"/>
      <style:map style:condition="of:is-true-formula(NOT(ISERROR(SEARCH(&quot;Not checked&quot;;[.E15]))))" style:apply-style-name="cf13" style:base-cell-address="Basic_checks.E15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5]))))" style:apply-style-name="cf14" style:base-cell-address="Basic_checks.C15"/>
      <style:map style:condition="of:is-true-formula(NOT(ISERROR(SEARCH(&quot;Passed&quot;;[.C15]))))" style:apply-style-name="cf15" style:base-cell-address="Basic_checks.C15"/>
      <style:map style:condition="of:is-true-formula(NOT(ISERROR(SEARCH(&quot;Failed&quot;;[.C15]))))" style:apply-style-name="cf11" style:base-cell-address="Basic_checks.C15"/>
      <style:map style:condition="of:is-true-formula(NOT(ISERROR(SEARCH(&quot;Not applicable&quot;;[.C15]))))" style:apply-style-name="cf12" style:base-cell-address="Basic_checks.C15"/>
      <style:map style:condition="of:is-true-formula(NOT(ISERROR(SEARCH(&quot;Not checked&quot;;[.C15]))))" style:apply-style-name="cf13" style:base-cell-address="Basic_checks.C15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6]))))" style:apply-style-name="cf14" style:base-cell-address="Basic_checks.C16"/>
      <style:map style:condition="of:is-true-formula(NOT(ISERROR(SEARCH(&quot;Passed&quot;;[.C16]))))" style:apply-style-name="cf15" style:base-cell-address="Basic_checks.C16"/>
      <style:map style:condition="of:is-true-formula(NOT(ISERROR(SEARCH(&quot;Failed&quot;;[.C16]))))" style:apply-style-name="cf11" style:base-cell-address="Basic_checks.C16"/>
      <style:map style:condition="of:is-true-formula(NOT(ISERROR(SEARCH(&quot;Not applicable&quot;;[.C16]))))" style:apply-style-name="cf12" style:base-cell-address="Basic_checks.C16"/>
      <style:map style:condition="of:is-true-formula(NOT(ISERROR(SEARCH(&quot;Not checked&quot;;[.C16]))))" style:apply-style-name="cf13" style:base-cell-address="Basic_checks.C16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6]))))" style:apply-style-name="cf14" style:base-cell-address="Basic_checks.E16"/>
      <style:map style:condition="of:is-true-formula(NOT(ISERROR(SEARCH(&quot;Passed&quot;;[.E16]))))" style:apply-style-name="cf15" style:base-cell-address="Basic_checks.E16"/>
      <style:map style:condition="of:is-true-formula(NOT(ISERROR(SEARCH(&quot;Failed&quot;;[.E16]))))" style:apply-style-name="cf11" style:base-cell-address="Basic_checks.E16"/>
      <style:map style:condition="of:is-true-formula(NOT(ISERROR(SEARCH(&quot;Not applicable&quot;;[.E16]))))" style:apply-style-name="cf12" style:base-cell-address="Basic_checks.E16"/>
      <style:map style:condition="of:is-true-formula(NOT(ISERROR(SEARCH(&quot;Not checked&quot;;[.E16]))))" style:apply-style-name="cf13" style:base-cell-address="Basic_checks.E16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7]))))" style:apply-style-name="cf14" style:base-cell-address="Basic_checks.C17"/>
      <style:map style:condition="of:is-true-formula(NOT(ISERROR(SEARCH(&quot;Passed&quot;;[.C17]))))" style:apply-style-name="cf15" style:base-cell-address="Basic_checks.C17"/>
      <style:map style:condition="of:is-true-formula(NOT(ISERROR(SEARCH(&quot;Failed&quot;;[.C17]))))" style:apply-style-name="cf11" style:base-cell-address="Basic_checks.C17"/>
      <style:map style:condition="of:is-true-formula(NOT(ISERROR(SEARCH(&quot;Not applicable&quot;;[.C17]))))" style:apply-style-name="cf12" style:base-cell-address="Basic_checks.C17"/>
      <style:map style:condition="of:is-true-formula(NOT(ISERROR(SEARCH(&quot;Not checked&quot;;[.C17]))))" style:apply-style-name="cf13" style:base-cell-address="Basic_checks.C17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7]))))" style:apply-style-name="cf14" style:base-cell-address="Basic_checks.E17"/>
      <style:map style:condition="of:is-true-formula(NOT(ISERROR(SEARCH(&quot;Passed&quot;;[.E17]))))" style:apply-style-name="cf15" style:base-cell-address="Basic_checks.E17"/>
      <style:map style:condition="of:is-true-formula(NOT(ISERROR(SEARCH(&quot;Failed&quot;;[.E17]))))" style:apply-style-name="cf11" style:base-cell-address="Basic_checks.E17"/>
      <style:map style:condition="of:is-true-formula(NOT(ISERROR(SEARCH(&quot;Not applicable&quot;;[.E17]))))" style:apply-style-name="cf12" style:base-cell-address="Basic_checks.E17"/>
      <style:map style:condition="of:is-true-formula(NOT(ISERROR(SEARCH(&quot;Not checked&quot;;[.E17]))))" style:apply-style-name="cf13" style:base-cell-address="Basic_checks.E17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5]))))" style:apply-style-name="cf14" style:base-cell-address="Basic_checks.G15"/>
      <style:map style:condition="of:is-true-formula(NOT(ISERROR(SEARCH(&quot;Passed&quot;;[.G15]))))" style:apply-style-name="cf15" style:base-cell-address="Basic_checks.G15"/>
      <style:map style:condition="of:is-true-formula(NOT(ISERROR(SEARCH(&quot;Failed&quot;;[.G15]))))" style:apply-style-name="cf11" style:base-cell-address="Basic_checks.G15"/>
      <style:map style:condition="of:is-true-formula(NOT(ISERROR(SEARCH(&quot;Not applicable&quot;;[.G15]))))" style:apply-style-name="cf12" style:base-cell-address="Basic_checks.G15"/>
      <style:map style:condition="of:is-true-formula(NOT(ISERROR(SEARCH(&quot;Not checked&quot;;[.G15]))))" style:apply-style-name="cf13" style:base-cell-address="Basic_checks.G15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6]))))" style:apply-style-name="cf14" style:base-cell-address="Basic_checks.G16"/>
      <style:map style:condition="of:is-true-formula(NOT(ISERROR(SEARCH(&quot;Passed&quot;;[.G16]))))" style:apply-style-name="cf15" style:base-cell-address="Basic_checks.G16"/>
      <style:map style:condition="of:is-true-formula(NOT(ISERROR(SEARCH(&quot;Failed&quot;;[.G16]))))" style:apply-style-name="cf11" style:base-cell-address="Basic_checks.G16"/>
      <style:map style:condition="of:is-true-formula(NOT(ISERROR(SEARCH(&quot;Not applicable&quot;;[.G16]))))" style:apply-style-name="cf12" style:base-cell-address="Basic_checks.G16"/>
      <style:map style:condition="of:is-true-formula(NOT(ISERROR(SEARCH(&quot;Not checked&quot;;[.G16]))))" style:apply-style-name="cf13" style:base-cell-address="Basic_checks.G16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7]))))" style:apply-style-name="cf14" style:base-cell-address="Basic_checks.G17"/>
      <style:map style:condition="of:is-true-formula(NOT(ISERROR(SEARCH(&quot;Passed&quot;;[.G17]))))" style:apply-style-name="cf15" style:base-cell-address="Basic_checks.G17"/>
      <style:map style:condition="of:is-true-formula(NOT(ISERROR(SEARCH(&quot;Failed&quot;;[.G17]))))" style:apply-style-name="cf11" style:base-cell-address="Basic_checks.G17"/>
      <style:map style:condition="of:is-true-formula(NOT(ISERROR(SEARCH(&quot;Not applicable&quot;;[.G17]))))" style:apply-style-name="cf12" style:base-cell-address="Basic_checks.G17"/>
      <style:map style:condition="of:is-true-formula(NOT(ISERROR(SEARCH(&quot;Not checked&quot;;[.G17]))))" style:apply-style-name="cf13" style:base-cell-address="Basic_checks.G1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8]))))" style:apply-style-name="cf14" style:base-cell-address="Basic_checks.E18"/>
      <style:map style:condition="of:is-true-formula(NOT(ISERROR(SEARCH(&quot;Passed&quot;;[.E18]))))" style:apply-style-name="cf15" style:base-cell-address="Basic_checks.E18"/>
      <style:map style:condition="of:is-true-formula(NOT(ISERROR(SEARCH(&quot;Failed&quot;;[.E18]))))" style:apply-style-name="cf11" style:base-cell-address="Basic_checks.E18"/>
      <style:map style:condition="of:is-true-formula(NOT(ISERROR(SEARCH(&quot;Not applicable&quot;;[.E18]))))" style:apply-style-name="cf12" style:base-cell-address="Basic_checks.E18"/>
      <style:map style:condition="of:is-true-formula(NOT(ISERROR(SEARCH(&quot;Not checked&quot;;[.E18]))))" style:apply-style-name="cf13" style:base-cell-address="Basic_checks.E18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8]))))" style:apply-style-name="cf14" style:base-cell-address="Basic_checks.C18"/>
      <style:map style:condition="of:is-true-formula(NOT(ISERROR(SEARCH(&quot;Passed&quot;;[.C18]))))" style:apply-style-name="cf15" style:base-cell-address="Basic_checks.C18"/>
      <style:map style:condition="of:is-true-formula(NOT(ISERROR(SEARCH(&quot;Failed&quot;;[.C18]))))" style:apply-style-name="cf11" style:base-cell-address="Basic_checks.C18"/>
      <style:map style:condition="of:is-true-formula(NOT(ISERROR(SEARCH(&quot;Not applicable&quot;;[.C18]))))" style:apply-style-name="cf12" style:base-cell-address="Basic_checks.C18"/>
      <style:map style:condition="of:is-true-formula(NOT(ISERROR(SEARCH(&quot;Not checked&quot;;[.C18]))))" style:apply-style-name="cf13" style:base-cell-address="Basic_checks.C18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9]))))" style:apply-style-name="cf14" style:base-cell-address="Basic_checks.E19"/>
      <style:map style:condition="of:is-true-formula(NOT(ISERROR(SEARCH(&quot;Passed&quot;;[.E19]))))" style:apply-style-name="cf15" style:base-cell-address="Basic_checks.E19"/>
      <style:map style:condition="of:is-true-formula(NOT(ISERROR(SEARCH(&quot;Failed&quot;;[.E19]))))" style:apply-style-name="cf11" style:base-cell-address="Basic_checks.E19"/>
      <style:map style:condition="of:is-true-formula(NOT(ISERROR(SEARCH(&quot;Not applicable&quot;;[.E19]))))" style:apply-style-name="cf12" style:base-cell-address="Basic_checks.E19"/>
      <style:map style:condition="of:is-true-formula(NOT(ISERROR(SEARCH(&quot;Not checked&quot;;[.E19]))))" style:apply-style-name="cf13" style:base-cell-address="Basic_checks.E19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1]))))" style:apply-style-name="cf14" style:base-cell-address="Basic_checks.E21"/>
      <style:map style:condition="of:is-true-formula(NOT(ISERROR(SEARCH(&quot;Passed&quot;;[.E21]))))" style:apply-style-name="cf15" style:base-cell-address="Basic_checks.E21"/>
      <style:map style:condition="of:is-true-formula(NOT(ISERROR(SEARCH(&quot;Failed&quot;;[.E21]))))" style:apply-style-name="cf11" style:base-cell-address="Basic_checks.E21"/>
      <style:map style:condition="of:is-true-formula(NOT(ISERROR(SEARCH(&quot;Not applicable&quot;;[.E21]))))" style:apply-style-name="cf12" style:base-cell-address="Basic_checks.E21"/>
      <style:map style:condition="of:is-true-formula(NOT(ISERROR(SEARCH(&quot;Not checked&quot;;[.E21]))))" style:apply-style-name="cf13" style:base-cell-address="Basic_checks.E21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1]))))" style:apply-style-name="cf14" style:base-cell-address="Basic_checks.C21"/>
      <style:map style:condition="of:is-true-formula(NOT(ISERROR(SEARCH(&quot;Passed&quot;;[.C21]))))" style:apply-style-name="cf15" style:base-cell-address="Basic_checks.C21"/>
      <style:map style:condition="of:is-true-formula(NOT(ISERROR(SEARCH(&quot;Failed&quot;;[.C21]))))" style:apply-style-name="cf11" style:base-cell-address="Basic_checks.C21"/>
      <style:map style:condition="of:is-true-formula(NOT(ISERROR(SEARCH(&quot;Not applicable&quot;;[.C21]))))" style:apply-style-name="cf12" style:base-cell-address="Basic_checks.C21"/>
      <style:map style:condition="of:is-true-formula(NOT(ISERROR(SEARCH(&quot;Not checked&quot;;[.C21]))))" style:apply-style-name="cf13" style:base-cell-address="Basic_checks.C21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8]))))" style:apply-style-name="cf14" style:base-cell-address="Basic_checks.G18"/>
      <style:map style:condition="of:is-true-formula(NOT(ISERROR(SEARCH(&quot;Passed&quot;;[.G18]))))" style:apply-style-name="cf15" style:base-cell-address="Basic_checks.G18"/>
      <style:map style:condition="of:is-true-formula(NOT(ISERROR(SEARCH(&quot;Failed&quot;;[.G18]))))" style:apply-style-name="cf11" style:base-cell-address="Basic_checks.G18"/>
      <style:map style:condition="of:is-true-formula(NOT(ISERROR(SEARCH(&quot;Not applicable&quot;;[.G18]))))" style:apply-style-name="cf12" style:base-cell-address="Basic_checks.G18"/>
      <style:map style:condition="of:is-true-formula(NOT(ISERROR(SEARCH(&quot;Not checked&quot;;[.G18]))))" style:apply-style-name="cf13" style:base-cell-address="Basic_checks.G18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9]))))" style:apply-style-name="cf14" style:base-cell-address="Basic_checks.G19"/>
      <style:map style:condition="of:is-true-formula(NOT(ISERROR(SEARCH(&quot;Passed&quot;;[.G19]))))" style:apply-style-name="cf15" style:base-cell-address="Basic_checks.G19"/>
      <style:map style:condition="of:is-true-formula(NOT(ISERROR(SEARCH(&quot;Failed&quot;;[.G19]))))" style:apply-style-name="cf11" style:base-cell-address="Basic_checks.G19"/>
      <style:map style:condition="of:is-true-formula(NOT(ISERROR(SEARCH(&quot;Not applicable&quot;;[.G19]))))" style:apply-style-name="cf12" style:base-cell-address="Basic_checks.G19"/>
      <style:map style:condition="of:is-true-formula(NOT(ISERROR(SEARCH(&quot;Not checked&quot;;[.G19]))))" style:apply-style-name="cf13" style:base-cell-address="Basic_checks.G19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1]))))" style:apply-style-name="cf14" style:base-cell-address="Basic_checks.G21"/>
      <style:map style:condition="of:is-true-formula(NOT(ISERROR(SEARCH(&quot;Passed&quot;;[.G21]))))" style:apply-style-name="cf15" style:base-cell-address="Basic_checks.G21"/>
      <style:map style:condition="of:is-true-formula(NOT(ISERROR(SEARCH(&quot;Failed&quot;;[.G21]))))" style:apply-style-name="cf11" style:base-cell-address="Basic_checks.G21"/>
      <style:map style:condition="of:is-true-formula(NOT(ISERROR(SEARCH(&quot;Not applicable&quot;;[.G21]))))" style:apply-style-name="cf12" style:base-cell-address="Basic_checks.G21"/>
      <style:map style:condition="of:is-true-formula(NOT(ISERROR(SEARCH(&quot;Not checked&quot;;[.G21]))))" style:apply-style-name="cf13" style:base-cell-address="Basic_checks.G21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]))))" style:apply-style-name="cf14" style:base-cell-address="Basic_checks.E5"/>
      <style:map style:condition="of:is-true-formula(NOT(ISERROR(SEARCH(&quot;Passed&quot;;[.E5]))))" style:apply-style-name="cf15" style:base-cell-address="Basic_checks.E5"/>
      <style:map style:condition="of:is-true-formula(NOT(ISERROR(SEARCH(&quot;Failed&quot;;[.E5]))))" style:apply-style-name="cf11" style:base-cell-address="Basic_checks.E5"/>
      <style:map style:condition="of:is-true-formula(NOT(ISERROR(SEARCH(&quot;Not applicable&quot;;[.E5]))))" style:apply-style-name="cf12" style:base-cell-address="Basic_checks.E5"/>
      <style:map style:condition="of:is-true-formula(NOT(ISERROR(SEARCH(&quot;Not checked&quot;;[.E5]))))" style:apply-style-name="cf13" style:base-cell-address="Basic_checks.E5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6]))))" style:apply-style-name="cf14" style:base-cell-address="Basic_checks.E6"/>
      <style:map style:condition="of:is-true-formula(NOT(ISERROR(SEARCH(&quot;Passed&quot;;[.E6]))))" style:apply-style-name="cf15" style:base-cell-address="Basic_checks.E6"/>
      <style:map style:condition="of:is-true-formula(NOT(ISERROR(SEARCH(&quot;Failed&quot;;[.E6]))))" style:apply-style-name="cf11" style:base-cell-address="Basic_checks.E6"/>
      <style:map style:condition="of:is-true-formula(NOT(ISERROR(SEARCH(&quot;Not applicable&quot;;[.E6]))))" style:apply-style-name="cf12" style:base-cell-address="Basic_checks.E6"/>
      <style:map style:condition="of:is-true-formula(NOT(ISERROR(SEARCH(&quot;Not checked&quot;;[.E6]))))" style:apply-style-name="cf13" style:base-cell-address="Basic_checks.E6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]))))" style:apply-style-name="cf14" style:base-cell-address="Basic_checks.E4"/>
      <style:map style:condition="of:is-true-formula(NOT(ISERROR(SEARCH(&quot;Passed&quot;;[.E4]))))" style:apply-style-name="cf15" style:base-cell-address="Basic_checks.E4"/>
      <style:map style:condition="of:is-true-formula(NOT(ISERROR(SEARCH(&quot;Failed&quot;;[.E4]))))" style:apply-style-name="cf11" style:base-cell-address="Basic_checks.E4"/>
      <style:map style:condition="of:is-true-formula(NOT(ISERROR(SEARCH(&quot;Not applicable&quot;;[.E4]))))" style:apply-style-name="cf12" style:base-cell-address="Basic_checks.E4"/>
      <style:map style:condition="of:is-true-formula(NOT(ISERROR(SEARCH(&quot;Not checked&quot;;[.E4]))))" style:apply-style-name="cf13" style:base-cell-address="Basic_checks.E4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]))))" style:apply-style-name="cf14" style:base-cell-address="Basic_checks.G4"/>
      <style:map style:condition="of:is-true-formula(NOT(ISERROR(SEARCH(&quot;Passed&quot;;[.G4]))))" style:apply-style-name="cf15" style:base-cell-address="Basic_checks.G4"/>
      <style:map style:condition="of:is-true-formula(NOT(ISERROR(SEARCH(&quot;Failed&quot;;[.G4]))))" style:apply-style-name="cf11" style:base-cell-address="Basic_checks.G4"/>
      <style:map style:condition="of:is-true-formula(NOT(ISERROR(SEARCH(&quot;Not applicable&quot;;[.G4]))))" style:apply-style-name="cf12" style:base-cell-address="Basic_checks.G4"/>
      <style:map style:condition="of:is-true-formula(NOT(ISERROR(SEARCH(&quot;Not checked&quot;;[.G4]))))" style:apply-style-name="cf13" style:base-cell-address="Basic_checks.G4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]))))" style:apply-style-name="cf14" style:base-cell-address="Basic_checks.G3"/>
      <style:map style:condition="of:is-true-formula(NOT(ISERROR(SEARCH(&quot;Passed&quot;;[.G3]))))" style:apply-style-name="cf15" style:base-cell-address="Basic_checks.G3"/>
      <style:map style:condition="of:is-true-formula(NOT(ISERROR(SEARCH(&quot;Failed&quot;;[.G3]))))" style:apply-style-name="cf11" style:base-cell-address="Basic_checks.G3"/>
      <style:map style:condition="of:is-true-formula(NOT(ISERROR(SEARCH(&quot;Not applicable&quot;;[.G3]))))" style:apply-style-name="cf12" style:base-cell-address="Basic_checks.G3"/>
      <style:map style:condition="of:is-true-formula(NOT(ISERROR(SEARCH(&quot;Not checked&quot;;[.G3]))))" style:apply-style-name="cf13" style:base-cell-address="Basic_checks.G3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]))))" style:apply-style-name="cf14" style:base-cell-address="Basic_checks.G5"/>
      <style:map style:condition="of:is-true-formula(NOT(ISERROR(SEARCH(&quot;Passed&quot;;[.G5]))))" style:apply-style-name="cf15" style:base-cell-address="Basic_checks.G5"/>
      <style:map style:condition="of:is-true-formula(NOT(ISERROR(SEARCH(&quot;Failed&quot;;[.G5]))))" style:apply-style-name="cf11" style:base-cell-address="Basic_checks.G5"/>
      <style:map style:condition="of:is-true-formula(NOT(ISERROR(SEARCH(&quot;Not applicable&quot;;[.G5]))))" style:apply-style-name="cf12" style:base-cell-address="Basic_checks.G5"/>
      <style:map style:condition="of:is-true-formula(NOT(ISERROR(SEARCH(&quot;Not checked&quot;;[.G5]))))" style:apply-style-name="cf13" style:base-cell-address="Basic_checks.G5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6]))))" style:apply-style-name="cf14" style:base-cell-address="Basic_checks.G6"/>
      <style:map style:condition="of:is-true-formula(NOT(ISERROR(SEARCH(&quot;Passed&quot;;[.G6]))))" style:apply-style-name="cf15" style:base-cell-address="Basic_checks.G6"/>
      <style:map style:condition="of:is-true-formula(NOT(ISERROR(SEARCH(&quot;Failed&quot;;[.G6]))))" style:apply-style-name="cf11" style:base-cell-address="Basic_checks.G6"/>
      <style:map style:condition="of:is-true-formula(NOT(ISERROR(SEARCH(&quot;Not applicable&quot;;[.G6]))))" style:apply-style-name="cf12" style:base-cell-address="Basic_checks.G6"/>
      <style:map style:condition="of:is-true-formula(NOT(ISERROR(SEARCH(&quot;Not checked&quot;;[.G6]))))" style:apply-style-name="cf13" style:base-cell-address="Basic_checks.G6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9]))))" style:apply-style-name="cf14" style:base-cell-address="Basic_checks.E9"/>
      <style:map style:condition="of:is-true-formula(NOT(ISERROR(SEARCH(&quot;Passed&quot;;[.E9]))))" style:apply-style-name="cf15" style:base-cell-address="Basic_checks.E9"/>
      <style:map style:condition="of:is-true-formula(NOT(ISERROR(SEARCH(&quot;Failed&quot;;[.E9]))))" style:apply-style-name="cf11" style:base-cell-address="Basic_checks.E9"/>
      <style:map style:condition="of:is-true-formula(NOT(ISERROR(SEARCH(&quot;Not applicable&quot;;[.E9]))))" style:apply-style-name="cf12" style:base-cell-address="Basic_checks.E9"/>
      <style:map style:condition="of:is-true-formula(NOT(ISERROR(SEARCH(&quot;Not checked&quot;;[.E9]))))" style:apply-style-name="cf13" style:base-cell-address="Basic_checks.E9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8]))))" style:apply-style-name="cf14" style:base-cell-address="Basic_checks.E8"/>
      <style:map style:condition="of:is-true-formula(NOT(ISERROR(SEARCH(&quot;Passed&quot;;[.E8]))))" style:apply-style-name="cf15" style:base-cell-address="Basic_checks.E8"/>
      <style:map style:condition="of:is-true-formula(NOT(ISERROR(SEARCH(&quot;Failed&quot;;[.E8]))))" style:apply-style-name="cf11" style:base-cell-address="Basic_checks.E8"/>
      <style:map style:condition="of:is-true-formula(NOT(ISERROR(SEARCH(&quot;Not applicable&quot;;[.E8]))))" style:apply-style-name="cf12" style:base-cell-address="Basic_checks.E8"/>
      <style:map style:condition="of:is-true-formula(NOT(ISERROR(SEARCH(&quot;Not checked&quot;;[.E8]))))" style:apply-style-name="cf13" style:base-cell-address="Basic_checks.E8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0]))))" style:apply-style-name="cf14" style:base-cell-address="Basic_checks.E10"/>
      <style:map style:condition="of:is-true-formula(NOT(ISERROR(SEARCH(&quot;Passed&quot;;[.E10]))))" style:apply-style-name="cf15" style:base-cell-address="Basic_checks.E10"/>
      <style:map style:condition="of:is-true-formula(NOT(ISERROR(SEARCH(&quot;Failed&quot;;[.E10]))))" style:apply-style-name="cf11" style:base-cell-address="Basic_checks.E10"/>
      <style:map style:condition="of:is-true-formula(NOT(ISERROR(SEARCH(&quot;Not applicable&quot;;[.E10]))))" style:apply-style-name="cf12" style:base-cell-address="Basic_checks.E10"/>
      <style:map style:condition="of:is-true-formula(NOT(ISERROR(SEARCH(&quot;Not checked&quot;;[.E10]))))" style:apply-style-name="cf13" style:base-cell-address="Basic_checks.E1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1]))))" style:apply-style-name="cf14" style:base-cell-address="Basic_checks.G11"/>
      <style:map style:condition="of:is-true-formula(NOT(ISERROR(SEARCH(&quot;Passed&quot;;[.G11]))))" style:apply-style-name="cf15" style:base-cell-address="Basic_checks.G11"/>
      <style:map style:condition="of:is-true-formula(NOT(ISERROR(SEARCH(&quot;Failed&quot;;[.G11]))))" style:apply-style-name="cf11" style:base-cell-address="Basic_checks.G11"/>
      <style:map style:condition="of:is-true-formula(NOT(ISERROR(SEARCH(&quot;Not applicable&quot;;[.G11]))))" style:apply-style-name="cf12" style:base-cell-address="Basic_checks.G11"/>
      <style:map style:condition="of:is-true-formula(NOT(ISERROR(SEARCH(&quot;Not checked&quot;;[.G11]))))" style:apply-style-name="cf13" style:base-cell-address="Basic_checks.G11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0]))))" style:apply-style-name="cf14" style:base-cell-address="Basic_checks.G10"/>
      <style:map style:condition="of:is-true-formula(NOT(ISERROR(SEARCH(&quot;Passed&quot;;[.G10]))))" style:apply-style-name="cf15" style:base-cell-address="Basic_checks.G10"/>
      <style:map style:condition="of:is-true-formula(NOT(ISERROR(SEARCH(&quot;Failed&quot;;[.G10]))))" style:apply-style-name="cf11" style:base-cell-address="Basic_checks.G10"/>
      <style:map style:condition="of:is-true-formula(NOT(ISERROR(SEARCH(&quot;Not applicable&quot;;[.G10]))))" style:apply-style-name="cf12" style:base-cell-address="Basic_checks.G10"/>
      <style:map style:condition="of:is-true-formula(NOT(ISERROR(SEARCH(&quot;Not checked&quot;;[.G10]))))" style:apply-style-name="cf13" style:base-cell-address="Basic_checks.G10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8]))))" style:apply-style-name="cf14" style:base-cell-address="Basic_checks.G8"/>
      <style:map style:condition="of:is-true-formula(NOT(ISERROR(SEARCH(&quot;Passed&quot;;[.G8]))))" style:apply-style-name="cf15" style:base-cell-address="Basic_checks.G8"/>
      <style:map style:condition="of:is-true-formula(NOT(ISERROR(SEARCH(&quot;Failed&quot;;[.G8]))))" style:apply-style-name="cf11" style:base-cell-address="Basic_checks.G8"/>
      <style:map style:condition="of:is-true-formula(NOT(ISERROR(SEARCH(&quot;Not applicable&quot;;[.G8]))))" style:apply-style-name="cf12" style:base-cell-address="Basic_checks.G8"/>
      <style:map style:condition="of:is-true-formula(NOT(ISERROR(SEARCH(&quot;Not checked&quot;;[.G8]))))" style:apply-style-name="cf13" style:base-cell-address="Basic_checks.G8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9]))))" style:apply-style-name="cf14" style:base-cell-address="Basic_checks.G9"/>
      <style:map style:condition="of:is-true-formula(NOT(ISERROR(SEARCH(&quot;Passed&quot;;[.G9]))))" style:apply-style-name="cf15" style:base-cell-address="Basic_checks.G9"/>
      <style:map style:condition="of:is-true-formula(NOT(ISERROR(SEARCH(&quot;Failed&quot;;[.G9]))))" style:apply-style-name="cf11" style:base-cell-address="Basic_checks.G9"/>
      <style:map style:condition="of:is-true-formula(NOT(ISERROR(SEARCH(&quot;Not applicable&quot;;[.G9]))))" style:apply-style-name="cf12" style:base-cell-address="Basic_checks.G9"/>
      <style:map style:condition="of:is-true-formula(NOT(ISERROR(SEARCH(&quot;Not checked&quot;;[.G9]))))" style:apply-style-name="cf13" style:base-cell-address="Basic_checks.G9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7]))))" style:apply-style-name="cf14" style:base-cell-address="Basic_checks.E27"/>
      <style:map style:condition="of:is-true-formula(NOT(ISERROR(SEARCH(&quot;Passed&quot;;[.E27]))))" style:apply-style-name="cf15" style:base-cell-address="Basic_checks.E27"/>
      <style:map style:condition="of:is-true-formula(NOT(ISERROR(SEARCH(&quot;Failed&quot;;[.E27]))))" style:apply-style-name="cf11" style:base-cell-address="Basic_checks.E27"/>
      <style:map style:condition="of:is-true-formula(NOT(ISERROR(SEARCH(&quot;Not applicable&quot;;[.E27]))))" style:apply-style-name="cf12" style:base-cell-address="Basic_checks.E27"/>
      <style:map style:condition="of:is-true-formula(NOT(ISERROR(SEARCH(&quot;Not checked&quot;;[.E27]))))" style:apply-style-name="cf13" style:base-cell-address="Basic_checks.E27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7]))))" style:apply-style-name="cf14" style:base-cell-address="Basic_checks.C27"/>
      <style:map style:condition="of:is-true-formula(NOT(ISERROR(SEARCH(&quot;Passed&quot;;[.C27]))))" style:apply-style-name="cf15" style:base-cell-address="Basic_checks.C27"/>
      <style:map style:condition="of:is-true-formula(NOT(ISERROR(SEARCH(&quot;Failed&quot;;[.C27]))))" style:apply-style-name="cf11" style:base-cell-address="Basic_checks.C27"/>
      <style:map style:condition="of:is-true-formula(NOT(ISERROR(SEARCH(&quot;Not applicable&quot;;[.C27]))))" style:apply-style-name="cf12" style:base-cell-address="Basic_checks.C27"/>
      <style:map style:condition="of:is-true-formula(NOT(ISERROR(SEARCH(&quot;Not checked&quot;;[.C27]))))" style:apply-style-name="cf13" style:base-cell-address="Basic_checks.C27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8]))))" style:apply-style-name="cf14" style:base-cell-address="Basic_checks.C28"/>
      <style:map style:condition="of:is-true-formula(NOT(ISERROR(SEARCH(&quot;Passed&quot;;[.C28]))))" style:apply-style-name="cf15" style:base-cell-address="Basic_checks.C28"/>
      <style:map style:condition="of:is-true-formula(NOT(ISERROR(SEARCH(&quot;Failed&quot;;[.C28]))))" style:apply-style-name="cf11" style:base-cell-address="Basic_checks.C28"/>
      <style:map style:condition="of:is-true-formula(NOT(ISERROR(SEARCH(&quot;Not applicable&quot;;[.C28]))))" style:apply-style-name="cf12" style:base-cell-address="Basic_checks.C28"/>
      <style:map style:condition="of:is-true-formula(NOT(ISERROR(SEARCH(&quot;Not checked&quot;;[.C28]))))" style:apply-style-name="cf13" style:base-cell-address="Basic_checks.C28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8]))))" style:apply-style-name="cf14" style:base-cell-address="Basic_checks.E28"/>
      <style:map style:condition="of:is-true-formula(NOT(ISERROR(SEARCH(&quot;Passed&quot;;[.E28]))))" style:apply-style-name="cf15" style:base-cell-address="Basic_checks.E28"/>
      <style:map style:condition="of:is-true-formula(NOT(ISERROR(SEARCH(&quot;Failed&quot;;[.E28]))))" style:apply-style-name="cf11" style:base-cell-address="Basic_checks.E28"/>
      <style:map style:condition="of:is-true-formula(NOT(ISERROR(SEARCH(&quot;Not applicable&quot;;[.E28]))))" style:apply-style-name="cf12" style:base-cell-address="Basic_checks.E28"/>
      <style:map style:condition="of:is-true-formula(NOT(ISERROR(SEARCH(&quot;Not checked&quot;;[.E28]))))" style:apply-style-name="cf13" style:base-cell-address="Basic_checks.E28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0]))))" style:apply-style-name="cf14" style:base-cell-address="Basic_checks.C30"/>
      <style:map style:condition="of:is-true-formula(NOT(ISERROR(SEARCH(&quot;Passed&quot;;[.C30]))))" style:apply-style-name="cf15" style:base-cell-address="Basic_checks.C30"/>
      <style:map style:condition="of:is-true-formula(NOT(ISERROR(SEARCH(&quot;Failed&quot;;[.C30]))))" style:apply-style-name="cf11" style:base-cell-address="Basic_checks.C30"/>
      <style:map style:condition="of:is-true-formula(NOT(ISERROR(SEARCH(&quot;Not applicable&quot;;[.C30]))))" style:apply-style-name="cf12" style:base-cell-address="Basic_checks.C30"/>
      <style:map style:condition="of:is-true-formula(NOT(ISERROR(SEARCH(&quot;Not checked&quot;;[.C30]))))" style:apply-style-name="cf13" style:base-cell-address="Basic_checks.C30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0]))))" style:apply-style-name="cf14" style:base-cell-address="Basic_checks.E30"/>
      <style:map style:condition="of:is-true-formula(NOT(ISERROR(SEARCH(&quot;Passed&quot;;[.E30]))))" style:apply-style-name="cf15" style:base-cell-address="Basic_checks.E30"/>
      <style:map style:condition="of:is-true-formula(NOT(ISERROR(SEARCH(&quot;Failed&quot;;[.E30]))))" style:apply-style-name="cf11" style:base-cell-address="Basic_checks.E30"/>
      <style:map style:condition="of:is-true-formula(NOT(ISERROR(SEARCH(&quot;Not applicable&quot;;[.E30]))))" style:apply-style-name="cf12" style:base-cell-address="Basic_checks.E30"/>
      <style:map style:condition="of:is-true-formula(NOT(ISERROR(SEARCH(&quot;Not checked&quot;;[.E30]))))" style:apply-style-name="cf13" style:base-cell-address="Basic_checks.E30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1]))))" style:apply-style-name="cf14" style:base-cell-address="Basic_checks.E31"/>
      <style:map style:condition="of:is-true-formula(NOT(ISERROR(SEARCH(&quot;Passed&quot;;[.E31]))))" style:apply-style-name="cf15" style:base-cell-address="Basic_checks.E31"/>
      <style:map style:condition="of:is-true-formula(NOT(ISERROR(SEARCH(&quot;Failed&quot;;[.E31]))))" style:apply-style-name="cf11" style:base-cell-address="Basic_checks.E31"/>
      <style:map style:condition="of:is-true-formula(NOT(ISERROR(SEARCH(&quot;Not applicable&quot;;[.E31]))))" style:apply-style-name="cf12" style:base-cell-address="Basic_checks.E31"/>
      <style:map style:condition="of:is-true-formula(NOT(ISERROR(SEARCH(&quot;Not checked&quot;;[.E31]))))" style:apply-style-name="cf13" style:base-cell-address="Basic_checks.E31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1]))))" style:apply-style-name="cf14" style:base-cell-address="Basic_checks.C31"/>
      <style:map style:condition="of:is-true-formula(NOT(ISERROR(SEARCH(&quot;Passed&quot;;[.C31]))))" style:apply-style-name="cf15" style:base-cell-address="Basic_checks.C31"/>
      <style:map style:condition="of:is-true-formula(NOT(ISERROR(SEARCH(&quot;Failed&quot;;[.C31]))))" style:apply-style-name="cf11" style:base-cell-address="Basic_checks.C31"/>
      <style:map style:condition="of:is-true-formula(NOT(ISERROR(SEARCH(&quot;Not applicable&quot;;[.C31]))))" style:apply-style-name="cf12" style:base-cell-address="Basic_checks.C31"/>
      <style:map style:condition="of:is-true-formula(NOT(ISERROR(SEARCH(&quot;Not checked&quot;;[.C31]))))" style:apply-style-name="cf13" style:base-cell-address="Basic_checks.C31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2]))))" style:apply-style-name="cf14" style:base-cell-address="Basic_checks.C32"/>
      <style:map style:condition="of:is-true-formula(NOT(ISERROR(SEARCH(&quot;Passed&quot;;[.C32]))))" style:apply-style-name="cf15" style:base-cell-address="Basic_checks.C32"/>
      <style:map style:condition="of:is-true-formula(NOT(ISERROR(SEARCH(&quot;Failed&quot;;[.C32]))))" style:apply-style-name="cf11" style:base-cell-address="Basic_checks.C32"/>
      <style:map style:condition="of:is-true-formula(NOT(ISERROR(SEARCH(&quot;Not applicable&quot;;[.C32]))))" style:apply-style-name="cf12" style:base-cell-address="Basic_checks.C32"/>
      <style:map style:condition="of:is-true-formula(NOT(ISERROR(SEARCH(&quot;Not checked&quot;;[.C32]))))" style:apply-style-name="cf13" style:base-cell-address="Basic_checks.C32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2]))))" style:apply-style-name="cf14" style:base-cell-address="Basic_checks.E32"/>
      <style:map style:condition="of:is-true-formula(NOT(ISERROR(SEARCH(&quot;Passed&quot;;[.E32]))))" style:apply-style-name="cf15" style:base-cell-address="Basic_checks.E32"/>
      <style:map style:condition="of:is-true-formula(NOT(ISERROR(SEARCH(&quot;Failed&quot;;[.E32]))))" style:apply-style-name="cf11" style:base-cell-address="Basic_checks.E32"/>
      <style:map style:condition="of:is-true-formula(NOT(ISERROR(SEARCH(&quot;Not applicable&quot;;[.E32]))))" style:apply-style-name="cf12" style:base-cell-address="Basic_checks.E32"/>
      <style:map style:condition="of:is-true-formula(NOT(ISERROR(SEARCH(&quot;Not checked&quot;;[.E32]))))" style:apply-style-name="cf13" style:base-cell-address="Basic_checks.E32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3]))))" style:apply-style-name="cf14" style:base-cell-address="Basic_checks.E33"/>
      <style:map style:condition="of:is-true-formula(NOT(ISERROR(SEARCH(&quot;Passed&quot;;[.E33]))))" style:apply-style-name="cf15" style:base-cell-address="Basic_checks.E33"/>
      <style:map style:condition="of:is-true-formula(NOT(ISERROR(SEARCH(&quot;Failed&quot;;[.E33]))))" style:apply-style-name="cf11" style:base-cell-address="Basic_checks.E33"/>
      <style:map style:condition="of:is-true-formula(NOT(ISERROR(SEARCH(&quot;Not applicable&quot;;[.E33]))))" style:apply-style-name="cf12" style:base-cell-address="Basic_checks.E33"/>
      <style:map style:condition="of:is-true-formula(NOT(ISERROR(SEARCH(&quot;Not checked&quot;;[.E33]))))" style:apply-style-name="cf13" style:base-cell-address="Basic_checks.E33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3]))))" style:apply-style-name="cf14" style:base-cell-address="Basic_checks.C33"/>
      <style:map style:condition="of:is-true-formula(NOT(ISERROR(SEARCH(&quot;Passed&quot;;[.C33]))))" style:apply-style-name="cf15" style:base-cell-address="Basic_checks.C33"/>
      <style:map style:condition="of:is-true-formula(NOT(ISERROR(SEARCH(&quot;Failed&quot;;[.C33]))))" style:apply-style-name="cf11" style:base-cell-address="Basic_checks.C33"/>
      <style:map style:condition="of:is-true-formula(NOT(ISERROR(SEARCH(&quot;Not applicable&quot;;[.C33]))))" style:apply-style-name="cf12" style:base-cell-address="Basic_checks.C33"/>
      <style:map style:condition="of:is-true-formula(NOT(ISERROR(SEARCH(&quot;Not checked&quot;;[.C33]))))" style:apply-style-name="cf13" style:base-cell-address="Basic_checks.C33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4]))))" style:apply-style-name="cf14" style:base-cell-address="Basic_checks.C34"/>
      <style:map style:condition="of:is-true-formula(NOT(ISERROR(SEARCH(&quot;Passed&quot;;[.C34]))))" style:apply-style-name="cf15" style:base-cell-address="Basic_checks.C34"/>
      <style:map style:condition="of:is-true-formula(NOT(ISERROR(SEARCH(&quot;Failed&quot;;[.C34]))))" style:apply-style-name="cf11" style:base-cell-address="Basic_checks.C34"/>
      <style:map style:condition="of:is-true-formula(NOT(ISERROR(SEARCH(&quot;Not applicable&quot;;[.C34]))))" style:apply-style-name="cf12" style:base-cell-address="Basic_checks.C34"/>
      <style:map style:condition="of:is-true-formula(NOT(ISERROR(SEARCH(&quot;Not checked&quot;;[.C34]))))" style:apply-style-name="cf13" style:base-cell-address="Basic_checks.C34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4]))))" style:apply-style-name="cf14" style:base-cell-address="Basic_checks.E34"/>
      <style:map style:condition="of:is-true-formula(NOT(ISERROR(SEARCH(&quot;Passed&quot;;[.E34]))))" style:apply-style-name="cf15" style:base-cell-address="Basic_checks.E34"/>
      <style:map style:condition="of:is-true-formula(NOT(ISERROR(SEARCH(&quot;Failed&quot;;[.E34]))))" style:apply-style-name="cf11" style:base-cell-address="Basic_checks.E34"/>
      <style:map style:condition="of:is-true-formula(NOT(ISERROR(SEARCH(&quot;Not applicable&quot;;[.E34]))))" style:apply-style-name="cf12" style:base-cell-address="Basic_checks.E34"/>
      <style:map style:condition="of:is-true-formula(NOT(ISERROR(SEARCH(&quot;Not checked&quot;;[.E34]))))" style:apply-style-name="cf13" style:base-cell-address="Basic_checks.E34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5]))))" style:apply-style-name="cf14" style:base-cell-address="Basic_checks.E35"/>
      <style:map style:condition="of:is-true-formula(NOT(ISERROR(SEARCH(&quot;Passed&quot;;[.E35]))))" style:apply-style-name="cf15" style:base-cell-address="Basic_checks.E35"/>
      <style:map style:condition="of:is-true-formula(NOT(ISERROR(SEARCH(&quot;Failed&quot;;[.E35]))))" style:apply-style-name="cf11" style:base-cell-address="Basic_checks.E35"/>
      <style:map style:condition="of:is-true-formula(NOT(ISERROR(SEARCH(&quot;Not applicable&quot;;[.E35]))))" style:apply-style-name="cf12" style:base-cell-address="Basic_checks.E35"/>
      <style:map style:condition="of:is-true-formula(NOT(ISERROR(SEARCH(&quot;Not checked&quot;;[.E35]))))" style:apply-style-name="cf13" style:base-cell-address="Basic_checks.E35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5]))))" style:apply-style-name="cf14" style:base-cell-address="Basic_checks.C35"/>
      <style:map style:condition="of:is-true-formula(NOT(ISERROR(SEARCH(&quot;Passed&quot;;[.C35]))))" style:apply-style-name="cf15" style:base-cell-address="Basic_checks.C35"/>
      <style:map style:condition="of:is-true-formula(NOT(ISERROR(SEARCH(&quot;Failed&quot;;[.C35]))))" style:apply-style-name="cf11" style:base-cell-address="Basic_checks.C35"/>
      <style:map style:condition="of:is-true-formula(NOT(ISERROR(SEARCH(&quot;Not applicable&quot;;[.C35]))))" style:apply-style-name="cf12" style:base-cell-address="Basic_checks.C35"/>
      <style:map style:condition="of:is-true-formula(NOT(ISERROR(SEARCH(&quot;Not checked&quot;;[.C35]))))" style:apply-style-name="cf13" style:base-cell-address="Basic_checks.C35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7]))))" style:apply-style-name="cf14" style:base-cell-address="Basic_checks.C37"/>
      <style:map style:condition="of:is-true-formula(NOT(ISERROR(SEARCH(&quot;Passed&quot;;[.C37]))))" style:apply-style-name="cf15" style:base-cell-address="Basic_checks.C37"/>
      <style:map style:condition="of:is-true-formula(NOT(ISERROR(SEARCH(&quot;Failed&quot;;[.C37]))))" style:apply-style-name="cf11" style:base-cell-address="Basic_checks.C37"/>
      <style:map style:condition="of:is-true-formula(NOT(ISERROR(SEARCH(&quot;Not applicable&quot;;[.C37]))))" style:apply-style-name="cf12" style:base-cell-address="Basic_checks.C37"/>
      <style:map style:condition="of:is-true-formula(NOT(ISERROR(SEARCH(&quot;Not checked&quot;;[.C37]))))" style:apply-style-name="cf13" style:base-cell-address="Basic_checks.C37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7]))))" style:apply-style-name="cf14" style:base-cell-address="Basic_checks.E37"/>
      <style:map style:condition="of:is-true-formula(NOT(ISERROR(SEARCH(&quot;Passed&quot;;[.E37]))))" style:apply-style-name="cf15" style:base-cell-address="Basic_checks.E37"/>
      <style:map style:condition="of:is-true-formula(NOT(ISERROR(SEARCH(&quot;Failed&quot;;[.E37]))))" style:apply-style-name="cf11" style:base-cell-address="Basic_checks.E37"/>
      <style:map style:condition="of:is-true-formula(NOT(ISERROR(SEARCH(&quot;Not applicable&quot;;[.E37]))))" style:apply-style-name="cf12" style:base-cell-address="Basic_checks.E37"/>
      <style:map style:condition="of:is-true-formula(NOT(ISERROR(SEARCH(&quot;Not checked&quot;;[.E37]))))" style:apply-style-name="cf13" style:base-cell-address="Basic_checks.E37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8]))))" style:apply-style-name="cf14" style:base-cell-address="Basic_checks.E38"/>
      <style:map style:condition="of:is-true-formula(NOT(ISERROR(SEARCH(&quot;Passed&quot;;[.E38]))))" style:apply-style-name="cf15" style:base-cell-address="Basic_checks.E38"/>
      <style:map style:condition="of:is-true-formula(NOT(ISERROR(SEARCH(&quot;Failed&quot;;[.E38]))))" style:apply-style-name="cf11" style:base-cell-address="Basic_checks.E38"/>
      <style:map style:condition="of:is-true-formula(NOT(ISERROR(SEARCH(&quot;Not applicable&quot;;[.E38]))))" style:apply-style-name="cf12" style:base-cell-address="Basic_checks.E38"/>
      <style:map style:condition="of:is-true-formula(NOT(ISERROR(SEARCH(&quot;Not checked&quot;;[.E38]))))" style:apply-style-name="cf13" style:base-cell-address="Basic_checks.E38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8]))))" style:apply-style-name="cf14" style:base-cell-address="Basic_checks.C38"/>
      <style:map style:condition="of:is-true-formula(NOT(ISERROR(SEARCH(&quot;Passed&quot;;[.C38]))))" style:apply-style-name="cf15" style:base-cell-address="Basic_checks.C38"/>
      <style:map style:condition="of:is-true-formula(NOT(ISERROR(SEARCH(&quot;Failed&quot;;[.C38]))))" style:apply-style-name="cf11" style:base-cell-address="Basic_checks.C38"/>
      <style:map style:condition="of:is-true-formula(NOT(ISERROR(SEARCH(&quot;Not applicable&quot;;[.C38]))))" style:apply-style-name="cf12" style:base-cell-address="Basic_checks.C38"/>
      <style:map style:condition="of:is-true-formula(NOT(ISERROR(SEARCH(&quot;Not checked&quot;;[.C38]))))" style:apply-style-name="cf13" style:base-cell-address="Basic_checks.C38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9]))))" style:apply-style-name="cf14" style:base-cell-address="Basic_checks.E39"/>
      <style:map style:condition="of:is-true-formula(NOT(ISERROR(SEARCH(&quot;Passed&quot;;[.E39]))))" style:apply-style-name="cf15" style:base-cell-address="Basic_checks.E39"/>
      <style:map style:condition="of:is-true-formula(NOT(ISERROR(SEARCH(&quot;Failed&quot;;[.E39]))))" style:apply-style-name="cf11" style:base-cell-address="Basic_checks.E39"/>
      <style:map style:condition="of:is-true-formula(NOT(ISERROR(SEARCH(&quot;Not applicable&quot;;[.E39]))))" style:apply-style-name="cf12" style:base-cell-address="Basic_checks.E39"/>
      <style:map style:condition="of:is-true-formula(NOT(ISERROR(SEARCH(&quot;Not checked&quot;;[.E39]))))" style:apply-style-name="cf13" style:base-cell-address="Basic_checks.E39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9]))))" style:apply-style-name="cf14" style:base-cell-address="Basic_checks.C39"/>
      <style:map style:condition="of:is-true-formula(NOT(ISERROR(SEARCH(&quot;Passed&quot;;[.C39]))))" style:apply-style-name="cf15" style:base-cell-address="Basic_checks.C39"/>
      <style:map style:condition="of:is-true-formula(NOT(ISERROR(SEARCH(&quot;Failed&quot;;[.C39]))))" style:apply-style-name="cf11" style:base-cell-address="Basic_checks.C39"/>
      <style:map style:condition="of:is-true-formula(NOT(ISERROR(SEARCH(&quot;Not applicable&quot;;[.C39]))))" style:apply-style-name="cf12" style:base-cell-address="Basic_checks.C39"/>
      <style:map style:condition="of:is-true-formula(NOT(ISERROR(SEARCH(&quot;Not checked&quot;;[.C39]))))" style:apply-style-name="cf13" style:base-cell-address="Basic_checks.C39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0]))))" style:apply-style-name="cf14" style:base-cell-address="Basic_checks.E40"/>
      <style:map style:condition="of:is-true-formula(NOT(ISERROR(SEARCH(&quot;Passed&quot;;[.E40]))))" style:apply-style-name="cf15" style:base-cell-address="Basic_checks.E40"/>
      <style:map style:condition="of:is-true-formula(NOT(ISERROR(SEARCH(&quot;Failed&quot;;[.E40]))))" style:apply-style-name="cf11" style:base-cell-address="Basic_checks.E40"/>
      <style:map style:condition="of:is-true-formula(NOT(ISERROR(SEARCH(&quot;Not applicable&quot;;[.E40]))))" style:apply-style-name="cf12" style:base-cell-address="Basic_checks.E40"/>
      <style:map style:condition="of:is-true-formula(NOT(ISERROR(SEARCH(&quot;Not checked&quot;;[.E40]))))" style:apply-style-name="cf13" style:base-cell-address="Basic_checks.E40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0]))))" style:apply-style-name="cf14" style:base-cell-address="Basic_checks.C40"/>
      <style:map style:condition="of:is-true-formula(NOT(ISERROR(SEARCH(&quot;Passed&quot;;[.C40]))))" style:apply-style-name="cf15" style:base-cell-address="Basic_checks.C40"/>
      <style:map style:condition="of:is-true-formula(NOT(ISERROR(SEARCH(&quot;Failed&quot;;[.C40]))))" style:apply-style-name="cf11" style:base-cell-address="Basic_checks.C40"/>
      <style:map style:condition="of:is-true-formula(NOT(ISERROR(SEARCH(&quot;Not applicable&quot;;[.C40]))))" style:apply-style-name="cf12" style:base-cell-address="Basic_checks.C40"/>
      <style:map style:condition="of:is-true-formula(NOT(ISERROR(SEARCH(&quot;Not checked&quot;;[.C40]))))" style:apply-style-name="cf13" style:base-cell-address="Basic_checks.C40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4]))))" style:apply-style-name="cf14" style:base-cell-address="Basic_checks.C44"/>
      <style:map style:condition="of:is-true-formula(NOT(ISERROR(SEARCH(&quot;Passed&quot;;[.C44]))))" style:apply-style-name="cf15" style:base-cell-address="Basic_checks.C44"/>
      <style:map style:condition="of:is-true-formula(NOT(ISERROR(SEARCH(&quot;Failed&quot;;[.C44]))))" style:apply-style-name="cf11" style:base-cell-address="Basic_checks.C44"/>
      <style:map style:condition="of:is-true-formula(NOT(ISERROR(SEARCH(&quot;Not applicable&quot;;[.C44]))))" style:apply-style-name="cf12" style:base-cell-address="Basic_checks.C44"/>
      <style:map style:condition="of:is-true-formula(NOT(ISERROR(SEARCH(&quot;Not checked&quot;;[.C44]))))" style:apply-style-name="cf13" style:base-cell-address="Basic_checks.C44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4]))))" style:apply-style-name="cf14" style:base-cell-address="Basic_checks.E44"/>
      <style:map style:condition="of:is-true-formula(NOT(ISERROR(SEARCH(&quot;Passed&quot;;[.E44]))))" style:apply-style-name="cf15" style:base-cell-address="Basic_checks.E44"/>
      <style:map style:condition="of:is-true-formula(NOT(ISERROR(SEARCH(&quot;Failed&quot;;[.E44]))))" style:apply-style-name="cf11" style:base-cell-address="Basic_checks.E44"/>
      <style:map style:condition="of:is-true-formula(NOT(ISERROR(SEARCH(&quot;Not applicable&quot;;[.E44]))))" style:apply-style-name="cf12" style:base-cell-address="Basic_checks.E44"/>
      <style:map style:condition="of:is-true-formula(NOT(ISERROR(SEARCH(&quot;Not checked&quot;;[.E44]))))" style:apply-style-name="cf13" style:base-cell-address="Basic_checks.E44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5]))))" style:apply-style-name="cf14" style:base-cell-address="Basic_checks.C45"/>
      <style:map style:condition="of:is-true-formula(NOT(ISERROR(SEARCH(&quot;Passed&quot;;[.C45]))))" style:apply-style-name="cf15" style:base-cell-address="Basic_checks.C45"/>
      <style:map style:condition="of:is-true-formula(NOT(ISERROR(SEARCH(&quot;Failed&quot;;[.C45]))))" style:apply-style-name="cf11" style:base-cell-address="Basic_checks.C45"/>
      <style:map style:condition="of:is-true-formula(NOT(ISERROR(SEARCH(&quot;Not applicable&quot;;[.C45]))))" style:apply-style-name="cf12" style:base-cell-address="Basic_checks.C45"/>
      <style:map style:condition="of:is-true-formula(NOT(ISERROR(SEARCH(&quot;Not checked&quot;;[.C45]))))" style:apply-style-name="cf13" style:base-cell-address="Basic_checks.C45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6]))))" style:apply-style-name="cf14" style:base-cell-address="Basic_checks.C46"/>
      <style:map style:condition="of:is-true-formula(NOT(ISERROR(SEARCH(&quot;Passed&quot;;[.C46]))))" style:apply-style-name="cf15" style:base-cell-address="Basic_checks.C46"/>
      <style:map style:condition="of:is-true-formula(NOT(ISERROR(SEARCH(&quot;Failed&quot;;[.C46]))))" style:apply-style-name="cf11" style:base-cell-address="Basic_checks.C46"/>
      <style:map style:condition="of:is-true-formula(NOT(ISERROR(SEARCH(&quot;Not applicable&quot;;[.C46]))))" style:apply-style-name="cf12" style:base-cell-address="Basic_checks.C46"/>
      <style:map style:condition="of:is-true-formula(NOT(ISERROR(SEARCH(&quot;Not checked&quot;;[.C46]))))" style:apply-style-name="cf13" style:base-cell-address="Basic_checks.C46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2]))))" style:apply-style-name="cf14" style:base-cell-address="Basic_checks.E42"/>
      <style:map style:condition="of:is-true-formula(NOT(ISERROR(SEARCH(&quot;Passed&quot;;[.E42]))))" style:apply-style-name="cf15" style:base-cell-address="Basic_checks.E42"/>
      <style:map style:condition="of:is-true-formula(NOT(ISERROR(SEARCH(&quot;Failed&quot;;[.E42]))))" style:apply-style-name="cf11" style:base-cell-address="Basic_checks.E42"/>
      <style:map style:condition="of:is-true-formula(NOT(ISERROR(SEARCH(&quot;Not applicable&quot;;[.E42]))))" style:apply-style-name="cf12" style:base-cell-address="Basic_checks.E42"/>
      <style:map style:condition="of:is-true-formula(NOT(ISERROR(SEARCH(&quot;Not checked&quot;;[.E42]))))" style:apply-style-name="cf13" style:base-cell-address="Basic_checks.E42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2]))))" style:apply-style-name="cf14" style:base-cell-address="Basic_checks.C42"/>
      <style:map style:condition="of:is-true-formula(NOT(ISERROR(SEARCH(&quot;Passed&quot;;[.C42]))))" style:apply-style-name="cf15" style:base-cell-address="Basic_checks.C42"/>
      <style:map style:condition="of:is-true-formula(NOT(ISERROR(SEARCH(&quot;Failed&quot;;[.C42]))))" style:apply-style-name="cf11" style:base-cell-address="Basic_checks.C42"/>
      <style:map style:condition="of:is-true-formula(NOT(ISERROR(SEARCH(&quot;Not applicable&quot;;[.C42]))))" style:apply-style-name="cf12" style:base-cell-address="Basic_checks.C42"/>
      <style:map style:condition="of:is-true-formula(NOT(ISERROR(SEARCH(&quot;Not checked&quot;;[.C42]))))" style:apply-style-name="cf13" style:base-cell-address="Basic_checks.C42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1]))))" style:apply-style-name="cf14" style:base-cell-address="Basic_checks.E41"/>
      <style:map style:condition="of:is-true-formula(NOT(ISERROR(SEARCH(&quot;Passed&quot;;[.E41]))))" style:apply-style-name="cf15" style:base-cell-address="Basic_checks.E41"/>
      <style:map style:condition="of:is-true-formula(NOT(ISERROR(SEARCH(&quot;Failed&quot;;[.E41]))))" style:apply-style-name="cf11" style:base-cell-address="Basic_checks.E41"/>
      <style:map style:condition="of:is-true-formula(NOT(ISERROR(SEARCH(&quot;Not applicable&quot;;[.E41]))))" style:apply-style-name="cf12" style:base-cell-address="Basic_checks.E41"/>
      <style:map style:condition="of:is-true-formula(NOT(ISERROR(SEARCH(&quot;Not checked&quot;;[.E41]))))" style:apply-style-name="cf13" style:base-cell-address="Basic_checks.E41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1]))))" style:apply-style-name="cf14" style:base-cell-address="Basic_checks.C41"/>
      <style:map style:condition="of:is-true-formula(NOT(ISERROR(SEARCH(&quot;Passed&quot;;[.C41]))))" style:apply-style-name="cf15" style:base-cell-address="Basic_checks.C41"/>
      <style:map style:condition="of:is-true-formula(NOT(ISERROR(SEARCH(&quot;Failed&quot;;[.C41]))))" style:apply-style-name="cf11" style:base-cell-address="Basic_checks.C41"/>
      <style:map style:condition="of:is-true-formula(NOT(ISERROR(SEARCH(&quot;Not applicable&quot;;[.C41]))))" style:apply-style-name="cf12" style:base-cell-address="Basic_checks.C41"/>
      <style:map style:condition="of:is-true-formula(NOT(ISERROR(SEARCH(&quot;Not checked&quot;;[.C41]))))" style:apply-style-name="cf13" style:base-cell-address="Basic_checks.C41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5]))))" style:apply-style-name="cf14" style:base-cell-address="Basic_checks.E45"/>
      <style:map style:condition="of:is-true-formula(NOT(ISERROR(SEARCH(&quot;Passed&quot;;[.E45]))))" style:apply-style-name="cf15" style:base-cell-address="Basic_checks.E45"/>
      <style:map style:condition="of:is-true-formula(NOT(ISERROR(SEARCH(&quot;Failed&quot;;[.E45]))))" style:apply-style-name="cf11" style:base-cell-address="Basic_checks.E45"/>
      <style:map style:condition="of:is-true-formula(NOT(ISERROR(SEARCH(&quot;Not applicable&quot;;[.E45]))))" style:apply-style-name="cf12" style:base-cell-address="Basic_checks.E45"/>
      <style:map style:condition="of:is-true-formula(NOT(ISERROR(SEARCH(&quot;Not checked&quot;;[.E45]))))" style:apply-style-name="cf13" style:base-cell-address="Basic_checks.E45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6]))))" style:apply-style-name="cf14" style:base-cell-address="Basic_checks.E46"/>
      <style:map style:condition="of:is-true-formula(NOT(ISERROR(SEARCH(&quot;Passed&quot;;[.E46]))))" style:apply-style-name="cf15" style:base-cell-address="Basic_checks.E46"/>
      <style:map style:condition="of:is-true-formula(NOT(ISERROR(SEARCH(&quot;Failed&quot;;[.E46]))))" style:apply-style-name="cf11" style:base-cell-address="Basic_checks.E46"/>
      <style:map style:condition="of:is-true-formula(NOT(ISERROR(SEARCH(&quot;Not applicable&quot;;[.E46]))))" style:apply-style-name="cf12" style:base-cell-address="Basic_checks.E46"/>
      <style:map style:condition="of:is-true-formula(NOT(ISERROR(SEARCH(&quot;Not checked&quot;;[.E46]))))" style:apply-style-name="cf13" style:base-cell-address="Basic_checks.E46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8]))))" style:apply-style-name="cf14" style:base-cell-address="Basic_checks.E48"/>
      <style:map style:condition="of:is-true-formula(NOT(ISERROR(SEARCH(&quot;Passed&quot;;[.E48]))))" style:apply-style-name="cf15" style:base-cell-address="Basic_checks.E48"/>
      <style:map style:condition="of:is-true-formula(NOT(ISERROR(SEARCH(&quot;Failed&quot;;[.E48]))))" style:apply-style-name="cf11" style:base-cell-address="Basic_checks.E48"/>
      <style:map style:condition="of:is-true-formula(NOT(ISERROR(SEARCH(&quot;Not applicable&quot;;[.E48]))))" style:apply-style-name="cf12" style:base-cell-address="Basic_checks.E48"/>
      <style:map style:condition="of:is-true-formula(NOT(ISERROR(SEARCH(&quot;Not checked&quot;;[.E48]))))" style:apply-style-name="cf13" style:base-cell-address="Basic_checks.E48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8]))))" style:apply-style-name="cf14" style:base-cell-address="Basic_checks.C48"/>
      <style:map style:condition="of:is-true-formula(NOT(ISERROR(SEARCH(&quot;Passed&quot;;[.C48]))))" style:apply-style-name="cf15" style:base-cell-address="Basic_checks.C48"/>
      <style:map style:condition="of:is-true-formula(NOT(ISERROR(SEARCH(&quot;Failed&quot;;[.C48]))))" style:apply-style-name="cf11" style:base-cell-address="Basic_checks.C48"/>
      <style:map style:condition="of:is-true-formula(NOT(ISERROR(SEARCH(&quot;Not applicable&quot;;[.C48]))))" style:apply-style-name="cf12" style:base-cell-address="Basic_checks.C48"/>
      <style:map style:condition="of:is-true-formula(NOT(ISERROR(SEARCH(&quot;Not checked&quot;;[.C48]))))" style:apply-style-name="cf13" style:base-cell-address="Basic_checks.C48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9]))))" style:apply-style-name="cf14" style:base-cell-address="Basic_checks.C49"/>
      <style:map style:condition="of:is-true-formula(NOT(ISERROR(SEARCH(&quot;Passed&quot;;[.C49]))))" style:apply-style-name="cf15" style:base-cell-address="Basic_checks.C49"/>
      <style:map style:condition="of:is-true-formula(NOT(ISERROR(SEARCH(&quot;Failed&quot;;[.C49]))))" style:apply-style-name="cf11" style:base-cell-address="Basic_checks.C49"/>
      <style:map style:condition="of:is-true-formula(NOT(ISERROR(SEARCH(&quot;Not applicable&quot;;[.C49]))))" style:apply-style-name="cf12" style:base-cell-address="Basic_checks.C49"/>
      <style:map style:condition="of:is-true-formula(NOT(ISERROR(SEARCH(&quot;Not checked&quot;;[.C49]))))" style:apply-style-name="cf13" style:base-cell-address="Basic_checks.C49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9]))))" style:apply-style-name="cf14" style:base-cell-address="Basic_checks.E49"/>
      <style:map style:condition="of:is-true-formula(NOT(ISERROR(SEARCH(&quot;Passed&quot;;[.E49]))))" style:apply-style-name="cf15" style:base-cell-address="Basic_checks.E49"/>
      <style:map style:condition="of:is-true-formula(NOT(ISERROR(SEARCH(&quot;Failed&quot;;[.E49]))))" style:apply-style-name="cf11" style:base-cell-address="Basic_checks.E49"/>
      <style:map style:condition="of:is-true-formula(NOT(ISERROR(SEARCH(&quot;Not applicable&quot;;[.E49]))))" style:apply-style-name="cf12" style:base-cell-address="Basic_checks.E49"/>
      <style:map style:condition="of:is-true-formula(NOT(ISERROR(SEARCH(&quot;Not checked&quot;;[.E49]))))" style:apply-style-name="cf13" style:base-cell-address="Basic_checks.E49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0]))))" style:apply-style-name="cf14" style:base-cell-address="Basic_checks.E50"/>
      <style:map style:condition="of:is-true-formula(NOT(ISERROR(SEARCH(&quot;Passed&quot;;[.E50]))))" style:apply-style-name="cf15" style:base-cell-address="Basic_checks.E50"/>
      <style:map style:condition="of:is-true-formula(NOT(ISERROR(SEARCH(&quot;Failed&quot;;[.E50]))))" style:apply-style-name="cf11" style:base-cell-address="Basic_checks.E50"/>
      <style:map style:condition="of:is-true-formula(NOT(ISERROR(SEARCH(&quot;Not applicable&quot;;[.E50]))))" style:apply-style-name="cf12" style:base-cell-address="Basic_checks.E50"/>
      <style:map style:condition="of:is-true-formula(NOT(ISERROR(SEARCH(&quot;Not checked&quot;;[.E50]))))" style:apply-style-name="cf13" style:base-cell-address="Basic_checks.E50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0]))))" style:apply-style-name="cf14" style:base-cell-address="Basic_checks.C50"/>
      <style:map style:condition="of:is-true-formula(NOT(ISERROR(SEARCH(&quot;Passed&quot;;[.C50]))))" style:apply-style-name="cf15" style:base-cell-address="Basic_checks.C50"/>
      <style:map style:condition="of:is-true-formula(NOT(ISERROR(SEARCH(&quot;Failed&quot;;[.C50]))))" style:apply-style-name="cf11" style:base-cell-address="Basic_checks.C50"/>
      <style:map style:condition="of:is-true-formula(NOT(ISERROR(SEARCH(&quot;Not applicable&quot;;[.C50]))))" style:apply-style-name="cf12" style:base-cell-address="Basic_checks.C50"/>
      <style:map style:condition="of:is-true-formula(NOT(ISERROR(SEARCH(&quot;Not checked&quot;;[.C50]))))" style:apply-style-name="cf13" style:base-cell-address="Basic_checks.C50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1]))))" style:apply-style-name="cf14" style:base-cell-address="Basic_checks.E51"/>
      <style:map style:condition="of:is-true-formula(NOT(ISERROR(SEARCH(&quot;Passed&quot;;[.E51]))))" style:apply-style-name="cf15" style:base-cell-address="Basic_checks.E51"/>
      <style:map style:condition="of:is-true-formula(NOT(ISERROR(SEARCH(&quot;Failed&quot;;[.E51]))))" style:apply-style-name="cf11" style:base-cell-address="Basic_checks.E51"/>
      <style:map style:condition="of:is-true-formula(NOT(ISERROR(SEARCH(&quot;Not applicable&quot;;[.E51]))))" style:apply-style-name="cf12" style:base-cell-address="Basic_checks.E51"/>
      <style:map style:condition="of:is-true-formula(NOT(ISERROR(SEARCH(&quot;Not checked&quot;;[.E51]))))" style:apply-style-name="cf13" style:base-cell-address="Basic_checks.E51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1]))))" style:apply-style-name="cf14" style:base-cell-address="Basic_checks.C51"/>
      <style:map style:condition="of:is-true-formula(NOT(ISERROR(SEARCH(&quot;Passed&quot;;[.C51]))))" style:apply-style-name="cf15" style:base-cell-address="Basic_checks.C51"/>
      <style:map style:condition="of:is-true-formula(NOT(ISERROR(SEARCH(&quot;Failed&quot;;[.C51]))))" style:apply-style-name="cf11" style:base-cell-address="Basic_checks.C51"/>
      <style:map style:condition="of:is-true-formula(NOT(ISERROR(SEARCH(&quot;Not applicable&quot;;[.C51]))))" style:apply-style-name="cf12" style:base-cell-address="Basic_checks.C51"/>
      <style:map style:condition="of:is-true-formula(NOT(ISERROR(SEARCH(&quot;Not checked&quot;;[.C51]))))" style:apply-style-name="cf13" style:base-cell-address="Basic_checks.C51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2]))))" style:apply-style-name="cf14" style:base-cell-address="Basic_checks.C52"/>
      <style:map style:condition="of:is-true-formula(NOT(ISERROR(SEARCH(&quot;Passed&quot;;[.C52]))))" style:apply-style-name="cf15" style:base-cell-address="Basic_checks.C52"/>
      <style:map style:condition="of:is-true-formula(NOT(ISERROR(SEARCH(&quot;Failed&quot;;[.C52]))))" style:apply-style-name="cf11" style:base-cell-address="Basic_checks.C52"/>
      <style:map style:condition="of:is-true-formula(NOT(ISERROR(SEARCH(&quot;Not applicable&quot;;[.C52]))))" style:apply-style-name="cf12" style:base-cell-address="Basic_checks.C52"/>
      <style:map style:condition="of:is-true-formula(NOT(ISERROR(SEARCH(&quot;Not checked&quot;;[.C52]))))" style:apply-style-name="cf13" style:base-cell-address="Basic_checks.C52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3]))))" style:apply-style-name="cf14" style:base-cell-address="Basic_checks.C53"/>
      <style:map style:condition="of:is-true-formula(NOT(ISERROR(SEARCH(&quot;Passed&quot;;[.C53]))))" style:apply-style-name="cf15" style:base-cell-address="Basic_checks.C53"/>
      <style:map style:condition="of:is-true-formula(NOT(ISERROR(SEARCH(&quot;Failed&quot;;[.C53]))))" style:apply-style-name="cf11" style:base-cell-address="Basic_checks.C53"/>
      <style:map style:condition="of:is-true-formula(NOT(ISERROR(SEARCH(&quot;Not applicable&quot;;[.C53]))))" style:apply-style-name="cf12" style:base-cell-address="Basic_checks.C53"/>
      <style:map style:condition="of:is-true-formula(NOT(ISERROR(SEARCH(&quot;Not checked&quot;;[.C53]))))" style:apply-style-name="cf13" style:base-cell-address="Basic_checks.C53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5]))))" style:apply-style-name="cf14" style:base-cell-address="Basic_checks.C55"/>
      <style:map style:condition="of:is-true-formula(NOT(ISERROR(SEARCH(&quot;Passed&quot;;[.C55]))))" style:apply-style-name="cf15" style:base-cell-address="Basic_checks.C55"/>
      <style:map style:condition="of:is-true-formula(NOT(ISERROR(SEARCH(&quot;Failed&quot;;[.C55]))))" style:apply-style-name="cf11" style:base-cell-address="Basic_checks.C55"/>
      <style:map style:condition="of:is-true-formula(NOT(ISERROR(SEARCH(&quot;Not applicable&quot;;[.C55]))))" style:apply-style-name="cf12" style:base-cell-address="Basic_checks.C55"/>
      <style:map style:condition="of:is-true-formula(NOT(ISERROR(SEARCH(&quot;Not checked&quot;;[.C55]))))" style:apply-style-name="cf13" style:base-cell-address="Basic_checks.C55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2]))))" style:apply-style-name="cf14" style:base-cell-address="Basic_checks.E52"/>
      <style:map style:condition="of:is-true-formula(NOT(ISERROR(SEARCH(&quot;Passed&quot;;[.E52]))))" style:apply-style-name="cf15" style:base-cell-address="Basic_checks.E52"/>
      <style:map style:condition="of:is-true-formula(NOT(ISERROR(SEARCH(&quot;Failed&quot;;[.E52]))))" style:apply-style-name="cf11" style:base-cell-address="Basic_checks.E52"/>
      <style:map style:condition="of:is-true-formula(NOT(ISERROR(SEARCH(&quot;Not applicable&quot;;[.E52]))))" style:apply-style-name="cf12" style:base-cell-address="Basic_checks.E52"/>
      <style:map style:condition="of:is-true-formula(NOT(ISERROR(SEARCH(&quot;Not checked&quot;;[.E52]))))" style:apply-style-name="cf13" style:base-cell-address="Basic_checks.E52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3]))))" style:apply-style-name="cf14" style:base-cell-address="Basic_checks.E53"/>
      <style:map style:condition="of:is-true-formula(NOT(ISERROR(SEARCH(&quot;Passed&quot;;[.E53]))))" style:apply-style-name="cf15" style:base-cell-address="Basic_checks.E53"/>
      <style:map style:condition="of:is-true-formula(NOT(ISERROR(SEARCH(&quot;Failed&quot;;[.E53]))))" style:apply-style-name="cf11" style:base-cell-address="Basic_checks.E53"/>
      <style:map style:condition="of:is-true-formula(NOT(ISERROR(SEARCH(&quot;Not applicable&quot;;[.E53]))))" style:apply-style-name="cf12" style:base-cell-address="Basic_checks.E53"/>
      <style:map style:condition="of:is-true-formula(NOT(ISERROR(SEARCH(&quot;Not checked&quot;;[.E53]))))" style:apply-style-name="cf13" style:base-cell-address="Basic_checks.E53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5]))))" style:apply-style-name="cf14" style:base-cell-address="Basic_checks.E55"/>
      <style:map style:condition="of:is-true-formula(NOT(ISERROR(SEARCH(&quot;Passed&quot;;[.E55]))))" style:apply-style-name="cf15" style:base-cell-address="Basic_checks.E55"/>
      <style:map style:condition="of:is-true-formula(NOT(ISERROR(SEARCH(&quot;Failed&quot;;[.E55]))))" style:apply-style-name="cf11" style:base-cell-address="Basic_checks.E55"/>
      <style:map style:condition="of:is-true-formula(NOT(ISERROR(SEARCH(&quot;Not applicable&quot;;[.E55]))))" style:apply-style-name="cf12" style:base-cell-address="Basic_checks.E55"/>
      <style:map style:condition="of:is-true-formula(NOT(ISERROR(SEARCH(&quot;Not checked&quot;;[.E55]))))" style:apply-style-name="cf13" style:base-cell-address="Basic_checks.E55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3]))))" style:apply-style-name="cf14" style:base-cell-address="Basic_checks.C23"/>
      <style:map style:condition="of:is-true-formula(NOT(ISERROR(SEARCH(&quot;Passed&quot;;[.C23]))))" style:apply-style-name="cf15" style:base-cell-address="Basic_checks.C23"/>
      <style:map style:condition="of:is-true-formula(NOT(ISERROR(SEARCH(&quot;Failed&quot;;[.C23]))))" style:apply-style-name="cf11" style:base-cell-address="Basic_checks.C23"/>
      <style:map style:condition="of:is-true-formula(NOT(ISERROR(SEARCH(&quot;Not applicable&quot;;[.C23]))))" style:apply-style-name="cf12" style:base-cell-address="Basic_checks.C23"/>
      <style:map style:condition="of:is-true-formula(NOT(ISERROR(SEARCH(&quot;Not checked&quot;;[.C23]))))" style:apply-style-name="cf13" style:base-cell-address="Basic_checks.C23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5]))))" style:apply-style-name="cf14" style:base-cell-address="Basic_checks.C25"/>
      <style:map style:condition="of:is-true-formula(NOT(ISERROR(SEARCH(&quot;Passed&quot;;[.C25]))))" style:apply-style-name="cf15" style:base-cell-address="Basic_checks.C25"/>
      <style:map style:condition="of:is-true-formula(NOT(ISERROR(SEARCH(&quot;Failed&quot;;[.C25]))))" style:apply-style-name="cf11" style:base-cell-address="Basic_checks.C25"/>
      <style:map style:condition="of:is-true-formula(NOT(ISERROR(SEARCH(&quot;Not applicable&quot;;[.C25]))))" style:apply-style-name="cf12" style:base-cell-address="Basic_checks.C25"/>
      <style:map style:condition="of:is-true-formula(NOT(ISERROR(SEARCH(&quot;Not checked&quot;;[.C25]))))" style:apply-style-name="cf13" style:base-cell-address="Basic_checks.C25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2]))))" style:apply-style-name="cf14" style:base-cell-address="Basic_checks.C22"/>
      <style:map style:condition="of:is-true-formula(NOT(ISERROR(SEARCH(&quot;Passed&quot;;[.C22]))))" style:apply-style-name="cf15" style:base-cell-address="Basic_checks.C22"/>
      <style:map style:condition="of:is-true-formula(NOT(ISERROR(SEARCH(&quot;Failed&quot;;[.C22]))))" style:apply-style-name="cf11" style:base-cell-address="Basic_checks.C22"/>
      <style:map style:condition="of:is-true-formula(NOT(ISERROR(SEARCH(&quot;Not applicable&quot;;[.C22]))))" style:apply-style-name="cf12" style:base-cell-address="Basic_checks.C22"/>
      <style:map style:condition="of:is-true-formula(NOT(ISERROR(SEARCH(&quot;Not checked&quot;;[.C22]))))" style:apply-style-name="cf13" style:base-cell-address="Basic_checks.C22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4]))))" style:apply-style-name="cf14" style:base-cell-address="Basic_checks.C24"/>
      <style:map style:condition="of:is-true-formula(NOT(ISERROR(SEARCH(&quot;Passed&quot;;[.C24]))))" style:apply-style-name="cf15" style:base-cell-address="Basic_checks.C24"/>
      <style:map style:condition="of:is-true-formula(NOT(ISERROR(SEARCH(&quot;Failed&quot;;[.C24]))))" style:apply-style-name="cf11" style:base-cell-address="Basic_checks.C24"/>
      <style:map style:condition="of:is-true-formula(NOT(ISERROR(SEARCH(&quot;Not applicable&quot;;[.C24]))))" style:apply-style-name="cf12" style:base-cell-address="Basic_checks.C24"/>
      <style:map style:condition="of:is-true-formula(NOT(ISERROR(SEARCH(&quot;Not checked&quot;;[.C24]))))" style:apply-style-name="cf13" style:base-cell-address="Basic_checks.C24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2]))))" style:apply-style-name="cf14" style:base-cell-address="Basic_checks.E22"/>
      <style:map style:condition="of:is-true-formula(NOT(ISERROR(SEARCH(&quot;Passed&quot;;[.E22]))))" style:apply-style-name="cf15" style:base-cell-address="Basic_checks.E22"/>
      <style:map style:condition="of:is-true-formula(NOT(ISERROR(SEARCH(&quot;Failed&quot;;[.E22]))))" style:apply-style-name="cf11" style:base-cell-address="Basic_checks.E22"/>
      <style:map style:condition="of:is-true-formula(NOT(ISERROR(SEARCH(&quot;Not applicable&quot;;[.E22]))))" style:apply-style-name="cf12" style:base-cell-address="Basic_checks.E22"/>
      <style:map style:condition="of:is-true-formula(NOT(ISERROR(SEARCH(&quot;Not checked&quot;;[.E22]))))" style:apply-style-name="cf13" style:base-cell-address="Basic_checks.E22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2]))))" style:apply-style-name="cf14" style:base-cell-address="Basic_checks.G22"/>
      <style:map style:condition="of:is-true-formula(NOT(ISERROR(SEARCH(&quot;Passed&quot;;[.G22]))))" style:apply-style-name="cf15" style:base-cell-address="Basic_checks.G22"/>
      <style:map style:condition="of:is-true-formula(NOT(ISERROR(SEARCH(&quot;Failed&quot;;[.G22]))))" style:apply-style-name="cf11" style:base-cell-address="Basic_checks.G22"/>
      <style:map style:condition="of:is-true-formula(NOT(ISERROR(SEARCH(&quot;Not applicable&quot;;[.G22]))))" style:apply-style-name="cf12" style:base-cell-address="Basic_checks.G22"/>
      <style:map style:condition="of:is-true-formula(NOT(ISERROR(SEARCH(&quot;Not checked&quot;;[.G22]))))" style:apply-style-name="cf13" style:base-cell-address="Basic_checks.G22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3]))))" style:apply-style-name="cf14" style:base-cell-address="Basic_checks.E23"/>
      <style:map style:condition="of:is-true-formula(NOT(ISERROR(SEARCH(&quot;Passed&quot;;[.E23]))))" style:apply-style-name="cf15" style:base-cell-address="Basic_checks.E23"/>
      <style:map style:condition="of:is-true-formula(NOT(ISERROR(SEARCH(&quot;Failed&quot;;[.E23]))))" style:apply-style-name="cf11" style:base-cell-address="Basic_checks.E23"/>
      <style:map style:condition="of:is-true-formula(NOT(ISERROR(SEARCH(&quot;Not applicable&quot;;[.E23]))))" style:apply-style-name="cf12" style:base-cell-address="Basic_checks.E23"/>
      <style:map style:condition="of:is-true-formula(NOT(ISERROR(SEARCH(&quot;Not checked&quot;;[.E23]))))" style:apply-style-name="cf13" style:base-cell-address="Basic_checks.E23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3]))))" style:apply-style-name="cf14" style:base-cell-address="Basic_checks.G23"/>
      <style:map style:condition="of:is-true-formula(NOT(ISERROR(SEARCH(&quot;Passed&quot;;[.G23]))))" style:apply-style-name="cf15" style:base-cell-address="Basic_checks.G23"/>
      <style:map style:condition="of:is-true-formula(NOT(ISERROR(SEARCH(&quot;Failed&quot;;[.G23]))))" style:apply-style-name="cf11" style:base-cell-address="Basic_checks.G23"/>
      <style:map style:condition="of:is-true-formula(NOT(ISERROR(SEARCH(&quot;Not applicable&quot;;[.G23]))))" style:apply-style-name="cf12" style:base-cell-address="Basic_checks.G23"/>
      <style:map style:condition="of:is-true-formula(NOT(ISERROR(SEARCH(&quot;Not checked&quot;;[.G23]))))" style:apply-style-name="cf13" style:base-cell-address="Basic_checks.G23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4]))))" style:apply-style-name="cf14" style:base-cell-address="Basic_checks.E24"/>
      <style:map style:condition="of:is-true-formula(NOT(ISERROR(SEARCH(&quot;Passed&quot;;[.E24]))))" style:apply-style-name="cf15" style:base-cell-address="Basic_checks.E24"/>
      <style:map style:condition="of:is-true-formula(NOT(ISERROR(SEARCH(&quot;Failed&quot;;[.E24]))))" style:apply-style-name="cf11" style:base-cell-address="Basic_checks.E24"/>
      <style:map style:condition="of:is-true-formula(NOT(ISERROR(SEARCH(&quot;Not applicable&quot;;[.E24]))))" style:apply-style-name="cf12" style:base-cell-address="Basic_checks.E24"/>
      <style:map style:condition="of:is-true-formula(NOT(ISERROR(SEARCH(&quot;Not checked&quot;;[.E24]))))" style:apply-style-name="cf13" style:base-cell-address="Basic_checks.E24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4]))))" style:apply-style-name="cf14" style:base-cell-address="Basic_checks.G24"/>
      <style:map style:condition="of:is-true-formula(NOT(ISERROR(SEARCH(&quot;Passed&quot;;[.G24]))))" style:apply-style-name="cf15" style:base-cell-address="Basic_checks.G24"/>
      <style:map style:condition="of:is-true-formula(NOT(ISERROR(SEARCH(&quot;Failed&quot;;[.G24]))))" style:apply-style-name="cf11" style:base-cell-address="Basic_checks.G24"/>
      <style:map style:condition="of:is-true-formula(NOT(ISERROR(SEARCH(&quot;Not applicable&quot;;[.G24]))))" style:apply-style-name="cf12" style:base-cell-address="Basic_checks.G24"/>
      <style:map style:condition="of:is-true-formula(NOT(ISERROR(SEARCH(&quot;Not checked&quot;;[.G24]))))" style:apply-style-name="cf13" style:base-cell-address="Basic_checks.G24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5]))))" style:apply-style-name="cf14" style:base-cell-address="Basic_checks.G25"/>
      <style:map style:condition="of:is-true-formula(NOT(ISERROR(SEARCH(&quot;Passed&quot;;[.G25]))))" style:apply-style-name="cf15" style:base-cell-address="Basic_checks.G25"/>
      <style:map style:condition="of:is-true-formula(NOT(ISERROR(SEARCH(&quot;Failed&quot;;[.G25]))))" style:apply-style-name="cf11" style:base-cell-address="Basic_checks.G25"/>
      <style:map style:condition="of:is-true-formula(NOT(ISERROR(SEARCH(&quot;Not applicable&quot;;[.G25]))))" style:apply-style-name="cf12" style:base-cell-address="Basic_checks.G25"/>
      <style:map style:condition="of:is-true-formula(NOT(ISERROR(SEARCH(&quot;Not checked&quot;;[.G25]))))" style:apply-style-name="cf13" style:base-cell-address="Basic_checks.G25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5]))))" style:apply-style-name="cf14" style:base-cell-address="Basic_checks.E25"/>
      <style:map style:condition="of:is-true-formula(NOT(ISERROR(SEARCH(&quot;Passed&quot;;[.E25]))))" style:apply-style-name="cf15" style:base-cell-address="Basic_checks.E25"/>
      <style:map style:condition="of:is-true-formula(NOT(ISERROR(SEARCH(&quot;Failed&quot;;[.E25]))))" style:apply-style-name="cf11" style:base-cell-address="Basic_checks.E25"/>
      <style:map style:condition="of:is-true-formula(NOT(ISERROR(SEARCH(&quot;Not applicable&quot;;[.E25]))))" style:apply-style-name="cf12" style:base-cell-address="Basic_checks.E25"/>
      <style:map style:condition="of:is-true-formula(NOT(ISERROR(SEARCH(&quot;Not checked&quot;;[.E25]))))" style:apply-style-name="cf13" style:base-cell-address="Basic_checks.E25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7]))))" style:apply-style-name="cf14" style:base-cell-address="Basic_checks.G27"/>
      <style:map style:condition="of:is-true-formula(NOT(ISERROR(SEARCH(&quot;Passed&quot;;[.G27]))))" style:apply-style-name="cf15" style:base-cell-address="Basic_checks.G27"/>
      <style:map style:condition="of:is-true-formula(NOT(ISERROR(SEARCH(&quot;Failed&quot;;[.G27]))))" style:apply-style-name="cf11" style:base-cell-address="Basic_checks.G27"/>
      <style:map style:condition="of:is-true-formula(NOT(ISERROR(SEARCH(&quot;Not applicable&quot;;[.G27]))))" style:apply-style-name="cf12" style:base-cell-address="Basic_checks.G27"/>
      <style:map style:condition="of:is-true-formula(NOT(ISERROR(SEARCH(&quot;Not checked&quot;;[.G27]))))" style:apply-style-name="cf13" style:base-cell-address="Basic_checks.G27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8]))))" style:apply-style-name="cf14" style:base-cell-address="Basic_checks.G28"/>
      <style:map style:condition="of:is-true-formula(NOT(ISERROR(SEARCH(&quot;Passed&quot;;[.G28]))))" style:apply-style-name="cf15" style:base-cell-address="Basic_checks.G28"/>
      <style:map style:condition="of:is-true-formula(NOT(ISERROR(SEARCH(&quot;Failed&quot;;[.G28]))))" style:apply-style-name="cf11" style:base-cell-address="Basic_checks.G28"/>
      <style:map style:condition="of:is-true-formula(NOT(ISERROR(SEARCH(&quot;Not applicable&quot;;[.G28]))))" style:apply-style-name="cf12" style:base-cell-address="Basic_checks.G28"/>
      <style:map style:condition="of:is-true-formula(NOT(ISERROR(SEARCH(&quot;Not checked&quot;;[.G28]))))" style:apply-style-name="cf13" style:base-cell-address="Basic_checks.G28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0]))))" style:apply-style-name="cf14" style:base-cell-address="Basic_checks.G30"/>
      <style:map style:condition="of:is-true-formula(NOT(ISERROR(SEARCH(&quot;Passed&quot;;[.G30]))))" style:apply-style-name="cf15" style:base-cell-address="Basic_checks.G30"/>
      <style:map style:condition="of:is-true-formula(NOT(ISERROR(SEARCH(&quot;Failed&quot;;[.G30]))))" style:apply-style-name="cf11" style:base-cell-address="Basic_checks.G30"/>
      <style:map style:condition="of:is-true-formula(NOT(ISERROR(SEARCH(&quot;Not applicable&quot;;[.G30]))))" style:apply-style-name="cf12" style:base-cell-address="Basic_checks.G30"/>
      <style:map style:condition="of:is-true-formula(NOT(ISERROR(SEARCH(&quot;Not checked&quot;;[.G30]))))" style:apply-style-name="cf13" style:base-cell-address="Basic_checks.G30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1]))))" style:apply-style-name="cf14" style:base-cell-address="Basic_checks.G31"/>
      <style:map style:condition="of:is-true-formula(NOT(ISERROR(SEARCH(&quot;Passed&quot;;[.G31]))))" style:apply-style-name="cf15" style:base-cell-address="Basic_checks.G31"/>
      <style:map style:condition="of:is-true-formula(NOT(ISERROR(SEARCH(&quot;Failed&quot;;[.G31]))))" style:apply-style-name="cf11" style:base-cell-address="Basic_checks.G31"/>
      <style:map style:condition="of:is-true-formula(NOT(ISERROR(SEARCH(&quot;Not applicable&quot;;[.G31]))))" style:apply-style-name="cf12" style:base-cell-address="Basic_checks.G31"/>
      <style:map style:condition="of:is-true-formula(NOT(ISERROR(SEARCH(&quot;Not checked&quot;;[.G31]))))" style:apply-style-name="cf13" style:base-cell-address="Basic_checks.G31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2]))))" style:apply-style-name="cf14" style:base-cell-address="Basic_checks.G32"/>
      <style:map style:condition="of:is-true-formula(NOT(ISERROR(SEARCH(&quot;Passed&quot;;[.G32]))))" style:apply-style-name="cf15" style:base-cell-address="Basic_checks.G32"/>
      <style:map style:condition="of:is-true-formula(NOT(ISERROR(SEARCH(&quot;Failed&quot;;[.G32]))))" style:apply-style-name="cf11" style:base-cell-address="Basic_checks.G32"/>
      <style:map style:condition="of:is-true-formula(NOT(ISERROR(SEARCH(&quot;Not applicable&quot;;[.G32]))))" style:apply-style-name="cf12" style:base-cell-address="Basic_checks.G32"/>
      <style:map style:condition="of:is-true-formula(NOT(ISERROR(SEARCH(&quot;Not checked&quot;;[.G32]))))" style:apply-style-name="cf13" style:base-cell-address="Basic_checks.G32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3]))))" style:apply-style-name="cf14" style:base-cell-address="Basic_checks.G33"/>
      <style:map style:condition="of:is-true-formula(NOT(ISERROR(SEARCH(&quot;Passed&quot;;[.G33]))))" style:apply-style-name="cf15" style:base-cell-address="Basic_checks.G33"/>
      <style:map style:condition="of:is-true-formula(NOT(ISERROR(SEARCH(&quot;Failed&quot;;[.G33]))))" style:apply-style-name="cf11" style:base-cell-address="Basic_checks.G33"/>
      <style:map style:condition="of:is-true-formula(NOT(ISERROR(SEARCH(&quot;Not applicable&quot;;[.G33]))))" style:apply-style-name="cf12" style:base-cell-address="Basic_checks.G33"/>
      <style:map style:condition="of:is-true-formula(NOT(ISERROR(SEARCH(&quot;Not checked&quot;;[.G33]))))" style:apply-style-name="cf13" style:base-cell-address="Basic_checks.G33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4]))))" style:apply-style-name="cf14" style:base-cell-address="Basic_checks.G34"/>
      <style:map style:condition="of:is-true-formula(NOT(ISERROR(SEARCH(&quot;Passed&quot;;[.G34]))))" style:apply-style-name="cf15" style:base-cell-address="Basic_checks.G34"/>
      <style:map style:condition="of:is-true-formula(NOT(ISERROR(SEARCH(&quot;Failed&quot;;[.G34]))))" style:apply-style-name="cf11" style:base-cell-address="Basic_checks.G34"/>
      <style:map style:condition="of:is-true-formula(NOT(ISERROR(SEARCH(&quot;Not applicable&quot;;[.G34]))))" style:apply-style-name="cf12" style:base-cell-address="Basic_checks.G34"/>
      <style:map style:condition="of:is-true-formula(NOT(ISERROR(SEARCH(&quot;Not checked&quot;;[.G34]))))" style:apply-style-name="cf13" style:base-cell-address="Basic_checks.G34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5]))))" style:apply-style-name="cf14" style:base-cell-address="Basic_checks.G35"/>
      <style:map style:condition="of:is-true-formula(NOT(ISERROR(SEARCH(&quot;Passed&quot;;[.G35]))))" style:apply-style-name="cf15" style:base-cell-address="Basic_checks.G35"/>
      <style:map style:condition="of:is-true-formula(NOT(ISERROR(SEARCH(&quot;Failed&quot;;[.G35]))))" style:apply-style-name="cf11" style:base-cell-address="Basic_checks.G35"/>
      <style:map style:condition="of:is-true-formula(NOT(ISERROR(SEARCH(&quot;Not applicable&quot;;[.G35]))))" style:apply-style-name="cf12" style:base-cell-address="Basic_checks.G35"/>
      <style:map style:condition="of:is-true-formula(NOT(ISERROR(SEARCH(&quot;Not checked&quot;;[.G35]))))" style:apply-style-name="cf13" style:base-cell-address="Basic_checks.G35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7]))))" style:apply-style-name="cf14" style:base-cell-address="Basic_checks.G37"/>
      <style:map style:condition="of:is-true-formula(NOT(ISERROR(SEARCH(&quot;Passed&quot;;[.G37]))))" style:apply-style-name="cf15" style:base-cell-address="Basic_checks.G37"/>
      <style:map style:condition="of:is-true-formula(NOT(ISERROR(SEARCH(&quot;Failed&quot;;[.G37]))))" style:apply-style-name="cf11" style:base-cell-address="Basic_checks.G37"/>
      <style:map style:condition="of:is-true-formula(NOT(ISERROR(SEARCH(&quot;Not applicable&quot;;[.G37]))))" style:apply-style-name="cf12" style:base-cell-address="Basic_checks.G37"/>
      <style:map style:condition="of:is-true-formula(NOT(ISERROR(SEARCH(&quot;Not checked&quot;;[.G37]))))" style:apply-style-name="cf13" style:base-cell-address="Basic_checks.G37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8]))))" style:apply-style-name="cf14" style:base-cell-address="Basic_checks.G38"/>
      <style:map style:condition="of:is-true-formula(NOT(ISERROR(SEARCH(&quot;Passed&quot;;[.G38]))))" style:apply-style-name="cf15" style:base-cell-address="Basic_checks.G38"/>
      <style:map style:condition="of:is-true-formula(NOT(ISERROR(SEARCH(&quot;Failed&quot;;[.G38]))))" style:apply-style-name="cf11" style:base-cell-address="Basic_checks.G38"/>
      <style:map style:condition="of:is-true-formula(NOT(ISERROR(SEARCH(&quot;Not applicable&quot;;[.G38]))))" style:apply-style-name="cf12" style:base-cell-address="Basic_checks.G38"/>
      <style:map style:condition="of:is-true-formula(NOT(ISERROR(SEARCH(&quot;Not checked&quot;;[.G38]))))" style:apply-style-name="cf13" style:base-cell-address="Basic_checks.G38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9]))))" style:apply-style-name="cf14" style:base-cell-address="Basic_checks.G39"/>
      <style:map style:condition="of:is-true-formula(NOT(ISERROR(SEARCH(&quot;Passed&quot;;[.G39]))))" style:apply-style-name="cf15" style:base-cell-address="Basic_checks.G39"/>
      <style:map style:condition="of:is-true-formula(NOT(ISERROR(SEARCH(&quot;Failed&quot;;[.G39]))))" style:apply-style-name="cf11" style:base-cell-address="Basic_checks.G39"/>
      <style:map style:condition="of:is-true-formula(NOT(ISERROR(SEARCH(&quot;Not applicable&quot;;[.G39]))))" style:apply-style-name="cf12" style:base-cell-address="Basic_checks.G39"/>
      <style:map style:condition="of:is-true-formula(NOT(ISERROR(SEARCH(&quot;Not checked&quot;;[.G39]))))" style:apply-style-name="cf13" style:base-cell-address="Basic_checks.G39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0]))))" style:apply-style-name="cf14" style:base-cell-address="Basic_checks.G40"/>
      <style:map style:condition="of:is-true-formula(NOT(ISERROR(SEARCH(&quot;Passed&quot;;[.G40]))))" style:apply-style-name="cf15" style:base-cell-address="Basic_checks.G40"/>
      <style:map style:condition="of:is-true-formula(NOT(ISERROR(SEARCH(&quot;Failed&quot;;[.G40]))))" style:apply-style-name="cf11" style:base-cell-address="Basic_checks.G40"/>
      <style:map style:condition="of:is-true-formula(NOT(ISERROR(SEARCH(&quot;Not applicable&quot;;[.G40]))))" style:apply-style-name="cf12" style:base-cell-address="Basic_checks.G40"/>
      <style:map style:condition="of:is-true-formula(NOT(ISERROR(SEARCH(&quot;Not checked&quot;;[.G40]))))" style:apply-style-name="cf13" style:base-cell-address="Basic_checks.G40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1]))))" style:apply-style-name="cf14" style:base-cell-address="Basic_checks.G41"/>
      <style:map style:condition="of:is-true-formula(NOT(ISERROR(SEARCH(&quot;Passed&quot;;[.G41]))))" style:apply-style-name="cf15" style:base-cell-address="Basic_checks.G41"/>
      <style:map style:condition="of:is-true-formula(NOT(ISERROR(SEARCH(&quot;Failed&quot;;[.G41]))))" style:apply-style-name="cf11" style:base-cell-address="Basic_checks.G41"/>
      <style:map style:condition="of:is-true-formula(NOT(ISERROR(SEARCH(&quot;Not applicable&quot;;[.G41]))))" style:apply-style-name="cf12" style:base-cell-address="Basic_checks.G41"/>
      <style:map style:condition="of:is-true-formula(NOT(ISERROR(SEARCH(&quot;Not checked&quot;;[.G41]))))" style:apply-style-name="cf13" style:base-cell-address="Basic_checks.G41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2]))))" style:apply-style-name="cf14" style:base-cell-address="Basic_checks.G42"/>
      <style:map style:condition="of:is-true-formula(NOT(ISERROR(SEARCH(&quot;Passed&quot;;[.G42]))))" style:apply-style-name="cf15" style:base-cell-address="Basic_checks.G42"/>
      <style:map style:condition="of:is-true-formula(NOT(ISERROR(SEARCH(&quot;Failed&quot;;[.G42]))))" style:apply-style-name="cf11" style:base-cell-address="Basic_checks.G42"/>
      <style:map style:condition="of:is-true-formula(NOT(ISERROR(SEARCH(&quot;Not applicable&quot;;[.G42]))))" style:apply-style-name="cf12" style:base-cell-address="Basic_checks.G42"/>
      <style:map style:condition="of:is-true-formula(NOT(ISERROR(SEARCH(&quot;Not checked&quot;;[.G42]))))" style:apply-style-name="cf13" style:base-cell-address="Basic_checks.G42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4]))))" style:apply-style-name="cf14" style:base-cell-address="Basic_checks.G44"/>
      <style:map style:condition="of:is-true-formula(NOT(ISERROR(SEARCH(&quot;Passed&quot;;[.G44]))))" style:apply-style-name="cf15" style:base-cell-address="Basic_checks.G44"/>
      <style:map style:condition="of:is-true-formula(NOT(ISERROR(SEARCH(&quot;Failed&quot;;[.G44]))))" style:apply-style-name="cf11" style:base-cell-address="Basic_checks.G44"/>
      <style:map style:condition="of:is-true-formula(NOT(ISERROR(SEARCH(&quot;Not applicable&quot;;[.G44]))))" style:apply-style-name="cf12" style:base-cell-address="Basic_checks.G44"/>
      <style:map style:condition="of:is-true-formula(NOT(ISERROR(SEARCH(&quot;Not checked&quot;;[.G44]))))" style:apply-style-name="cf13" style:base-cell-address="Basic_checks.G44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5]))))" style:apply-style-name="cf14" style:base-cell-address="Basic_checks.G45"/>
      <style:map style:condition="of:is-true-formula(NOT(ISERROR(SEARCH(&quot;Passed&quot;;[.G45]))))" style:apply-style-name="cf15" style:base-cell-address="Basic_checks.G45"/>
      <style:map style:condition="of:is-true-formula(NOT(ISERROR(SEARCH(&quot;Failed&quot;;[.G45]))))" style:apply-style-name="cf11" style:base-cell-address="Basic_checks.G45"/>
      <style:map style:condition="of:is-true-formula(NOT(ISERROR(SEARCH(&quot;Not applicable&quot;;[.G45]))))" style:apply-style-name="cf12" style:base-cell-address="Basic_checks.G45"/>
      <style:map style:condition="of:is-true-formula(NOT(ISERROR(SEARCH(&quot;Not checked&quot;;[.G45]))))" style:apply-style-name="cf13" style:base-cell-address="Basic_checks.G45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6]))))" style:apply-style-name="cf14" style:base-cell-address="Basic_checks.G46"/>
      <style:map style:condition="of:is-true-formula(NOT(ISERROR(SEARCH(&quot;Passed&quot;;[.G46]))))" style:apply-style-name="cf15" style:base-cell-address="Basic_checks.G46"/>
      <style:map style:condition="of:is-true-formula(NOT(ISERROR(SEARCH(&quot;Failed&quot;;[.G46]))))" style:apply-style-name="cf11" style:base-cell-address="Basic_checks.G46"/>
      <style:map style:condition="of:is-true-formula(NOT(ISERROR(SEARCH(&quot;Not applicable&quot;;[.G46]))))" style:apply-style-name="cf12" style:base-cell-address="Basic_checks.G46"/>
      <style:map style:condition="of:is-true-formula(NOT(ISERROR(SEARCH(&quot;Not checked&quot;;[.G46]))))" style:apply-style-name="cf13" style:base-cell-address="Basic_checks.G46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8]))))" style:apply-style-name="cf14" style:base-cell-address="Basic_checks.G48"/>
      <style:map style:condition="of:is-true-formula(NOT(ISERROR(SEARCH(&quot;Passed&quot;;[.G48]))))" style:apply-style-name="cf15" style:base-cell-address="Basic_checks.G48"/>
      <style:map style:condition="of:is-true-formula(NOT(ISERROR(SEARCH(&quot;Failed&quot;;[.G48]))))" style:apply-style-name="cf11" style:base-cell-address="Basic_checks.G48"/>
      <style:map style:condition="of:is-true-formula(NOT(ISERROR(SEARCH(&quot;Not applicable&quot;;[.G48]))))" style:apply-style-name="cf12" style:base-cell-address="Basic_checks.G48"/>
      <style:map style:condition="of:is-true-formula(NOT(ISERROR(SEARCH(&quot;Not checked&quot;;[.G48]))))" style:apply-style-name="cf13" style:base-cell-address="Basic_checks.G48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9]))))" style:apply-style-name="cf14" style:base-cell-address="Basic_checks.G49"/>
      <style:map style:condition="of:is-true-formula(NOT(ISERROR(SEARCH(&quot;Passed&quot;;[.G49]))))" style:apply-style-name="cf15" style:base-cell-address="Basic_checks.G49"/>
      <style:map style:condition="of:is-true-formula(NOT(ISERROR(SEARCH(&quot;Failed&quot;;[.G49]))))" style:apply-style-name="cf11" style:base-cell-address="Basic_checks.G49"/>
      <style:map style:condition="of:is-true-formula(NOT(ISERROR(SEARCH(&quot;Not applicable&quot;;[.G49]))))" style:apply-style-name="cf12" style:base-cell-address="Basic_checks.G49"/>
      <style:map style:condition="of:is-true-formula(NOT(ISERROR(SEARCH(&quot;Not checked&quot;;[.G49]))))" style:apply-style-name="cf13" style:base-cell-address="Basic_checks.G49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0]))))" style:apply-style-name="cf14" style:base-cell-address="Basic_checks.G50"/>
      <style:map style:condition="of:is-true-formula(NOT(ISERROR(SEARCH(&quot;Passed&quot;;[.G50]))))" style:apply-style-name="cf15" style:base-cell-address="Basic_checks.G50"/>
      <style:map style:condition="of:is-true-formula(NOT(ISERROR(SEARCH(&quot;Failed&quot;;[.G50]))))" style:apply-style-name="cf11" style:base-cell-address="Basic_checks.G50"/>
      <style:map style:condition="of:is-true-formula(NOT(ISERROR(SEARCH(&quot;Not applicable&quot;;[.G50]))))" style:apply-style-name="cf12" style:base-cell-address="Basic_checks.G50"/>
      <style:map style:condition="of:is-true-formula(NOT(ISERROR(SEARCH(&quot;Not checked&quot;;[.G50]))))" style:apply-style-name="cf13" style:base-cell-address="Basic_checks.G50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1]))))" style:apply-style-name="cf14" style:base-cell-address="Basic_checks.G51"/>
      <style:map style:condition="of:is-true-formula(NOT(ISERROR(SEARCH(&quot;Passed&quot;;[.G51]))))" style:apply-style-name="cf15" style:base-cell-address="Basic_checks.G51"/>
      <style:map style:condition="of:is-true-formula(NOT(ISERROR(SEARCH(&quot;Failed&quot;;[.G51]))))" style:apply-style-name="cf11" style:base-cell-address="Basic_checks.G51"/>
      <style:map style:condition="of:is-true-formula(NOT(ISERROR(SEARCH(&quot;Not applicable&quot;;[.G51]))))" style:apply-style-name="cf12" style:base-cell-address="Basic_checks.G51"/>
      <style:map style:condition="of:is-true-formula(NOT(ISERROR(SEARCH(&quot;Not checked&quot;;[.G51]))))" style:apply-style-name="cf13" style:base-cell-address="Basic_checks.G51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2]))))" style:apply-style-name="cf14" style:base-cell-address="Basic_checks.G52"/>
      <style:map style:condition="of:is-true-formula(NOT(ISERROR(SEARCH(&quot;Passed&quot;;[.G52]))))" style:apply-style-name="cf15" style:base-cell-address="Basic_checks.G52"/>
      <style:map style:condition="of:is-true-formula(NOT(ISERROR(SEARCH(&quot;Failed&quot;;[.G52]))))" style:apply-style-name="cf11" style:base-cell-address="Basic_checks.G52"/>
      <style:map style:condition="of:is-true-formula(NOT(ISERROR(SEARCH(&quot;Not applicable&quot;;[.G52]))))" style:apply-style-name="cf12" style:base-cell-address="Basic_checks.G52"/>
      <style:map style:condition="of:is-true-formula(NOT(ISERROR(SEARCH(&quot;Not checked&quot;;[.G52]))))" style:apply-style-name="cf13" style:base-cell-address="Basic_checks.G52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3]))))" style:apply-style-name="cf14" style:base-cell-address="Basic_checks.G53"/>
      <style:map style:condition="of:is-true-formula(NOT(ISERROR(SEARCH(&quot;Passed&quot;;[.G53]))))" style:apply-style-name="cf15" style:base-cell-address="Basic_checks.G53"/>
      <style:map style:condition="of:is-true-formula(NOT(ISERROR(SEARCH(&quot;Failed&quot;;[.G53]))))" style:apply-style-name="cf11" style:base-cell-address="Basic_checks.G53"/>
      <style:map style:condition="of:is-true-formula(NOT(ISERROR(SEARCH(&quot;Not applicable&quot;;[.G53]))))" style:apply-style-name="cf12" style:base-cell-address="Basic_checks.G53"/>
      <style:map style:condition="of:is-true-formula(NOT(ISERROR(SEARCH(&quot;Not checked&quot;;[.G53]))))" style:apply-style-name="cf13" style:base-cell-address="Basic_checks.G53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5]))))" style:apply-style-name="cf14" style:base-cell-address="Basic_checks.G55"/>
      <style:map style:condition="of:is-true-formula(NOT(ISERROR(SEARCH(&quot;Passed&quot;;[.G55]))))" style:apply-style-name="cf15" style:base-cell-address="Basic_checks.G55"/>
      <style:map style:condition="of:is-true-formula(NOT(ISERROR(SEARCH(&quot;Failed&quot;;[.G55]))))" style:apply-style-name="cf11" style:base-cell-address="Basic_checks.G55"/>
      <style:map style:condition="of:is-true-formula(NOT(ISERROR(SEARCH(&quot;Not applicable&quot;;[.G55]))))" style:apply-style-name="cf12" style:base-cell-address="Basic_checks.G55"/>
      <style:map style:condition="of:is-true-formula(NOT(ISERROR(SEARCH(&quot;Not checked&quot;;[.G55]))))" style:apply-style-name="cf13" style:base-cell-address="Basic_checks.G5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items.$A$1:.$A$5])" table:base-cell-address="Basic_checks.C3">
          <table:help-message table:display="true"/>
          <table:error-message table:display="true"/>
        </table:content-validation>
      </table:content-validations>
      <table:table table:name="Overview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Basic accessibility check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WCAG 2.1 covers a lot of criteria and a lot of scenarios. Because it is a full standard, it has to cover every eventuality. To be able to say your service is fully compliant, you will need to check everything. There is no getting around it.</text:p>
            <text:p/>
            <text:p>However, when testing we find most WCAG failures fall under the same 15 to 20 criteria. So, we’ve made a checklist of our top 10 things to test. We think this should cover a lot of the serious accessibility barriers people face.</text:p>
            <text:p/>
            <text:p>To make this checklist, we combined the common failures found by 8 different accessibility auditors along with the findings from the Accessibility monitoring of public sector websites and mobile apps 2020-2021 corporate report.</text:p>
            <text:p/>
            <text:p>We grouped the tests into a logical order based on how easy the tests are to execute, and how much effort they will take to fix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Warning: The intent of this basic checklist is to cover the most common WCAG failures. Completing this checklist will not guarantee your service is fully compliant with WCAG 2.1.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">
            <text:p>Links: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<text:a xlink:href="https://staging-dwpam.herokuapp.com/tools-and-resources/basic-accessibility-checks/#1-automated-tools">Guidance in the DWP Accessibility Manual</text:a>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<text:a xlink:href="https://www.gov.uk/government/publications/accessibility-monitoring-of-public-sector-websites-and-mobile-apps-2020-2021/accessibility-monitoring-of-public-sector-websites-and-mobile-apps-2020-2021">Accessibility monitoring of public sector websites and mobile apps 2020-2021 corporate report</text:a>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Basic_checks" table:style-name="ta1">
        <table:table-column table:style-name="co3" table:default-cell-style-name="ce19"/>
        <table:table-column table:style-name="co4" table:default-cell-style-name="ce19"/>
        <table:table-column table:style-name="co5" table:default-cell-style-name="ce16"/>
        <table:table-column table:style-name="co6" table:default-cell-style-name="ce14"/>
        <table:table-column table:style-name="co5" table:default-cell-style-name="ce16"/>
        <table:table-column table:style-name="co7" table:default-cell-style-name="ce22"/>
        <table:table-column table:style-name="co5" table:default-cell-style-name="ce17"/>
        <table:table-column table:style-name="co8" table:default-cell-style-name="ce17"/>
        <table:table-column table:style-name="co5" table:default-cell-style-name="ce18"/>
        <table:table-column table:style-name="co5" table:number-columns-repeated="1156" table:default-cell-style-name="ce19"/>
        <table:table-column table:style-name="co2" table:number-columns-repeated="15219" table:default-cell-style-name="ce19"/>
        <table:table-row table:style-name="ro6">
          <table:table-cell office:value-type="string" table:style-name="ce7">
            <text:p>Tests</text:p>
          </table:table-cell>
          <table:table-cell office:value-type="string" table:style-name="ce7">
            <text:p>WCAG References</text:p>
          </table:table-cell>
          <table:table-cell office:value-type="string" table:number-columns-spanned="2" table:number-rows-spanned="1" table:style-name="ce23">
            <text:p>Page 1</text:p>
          </table:table-cell>
          <table:covered-table-cell/>
          <table:table-cell office:value-type="string" table:number-columns-spanned="2" table:number-rows-spanned="1" table:style-name="ce23">
            <text:p>Page 2</text:p>
          </table:table-cell>
          <table:covered-table-cell/>
          <table:table-cell office:value-type="string" table:number-columns-spanned="2" table:number-rows-spanned="1" table:style-name="ce23">
            <text:p>Page 3</text:p>
          </table:table-cell>
          <table:covered-table-cell/>
          <table:table-cell table:style-name="ce8"/>
          <table:table-cell table:number-columns-repeated="16375" table:style-name="ce9"/>
        </table:table-row>
        <table:table-row table:style-name="ro6">
          <table:table-cell office:value-type="string" table:style-name="ce10">
            <text:p>1. Automated tool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HTML is valid</text:p>
          </table:table-cell>
          <table:table-cell office:value-type="string" table:style-name="ce15">
            <text:p>4.1.1 Parsing</text:p>
          </table:table-cell>
          <table:table-cell office:value-type="string" table:content-validation-name="val1" table:style-name="ce29">
            <text:p>Not checked</text:p>
          </table:table-cell>
          <table:table-cell table:style-name="ce14"/>
          <table:table-cell office:value-type="string" table:content-validation-name="val1" table:style-name="ce30">
            <text:p>Not checked</text:p>
          </table:table-cell>
          <table:table-cell table:style-name="ce17"/>
          <table:table-cell office:value-type="string" table:content-validation-name="val1" table:style-name="ce63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ARC Toolkit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8">
            <text:p>Not checked</text:p>
          </table:table-cell>
          <table:table-cell table:style-name="ce14"/>
          <table:table-cell office:value-type="string" table:content-validation-name="val1" table:style-name="ce61">
            <text:p>Not checked</text:p>
          </table:table-cell>
          <table:table-cell table:style-name="ce14"/>
          <table:table-cell office:value-type="string" table:content-validation-name="val1" table:style-name="ce6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Axe Devtools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6">
            <text:p>Not checked</text:p>
          </table:table-cell>
          <table:table-cell table:style-name="ce14"/>
          <table:table-cell office:value-type="string" table:content-validation-name="val1" table:style-name="ce59">
            <text:p>Not checked</text:p>
          </table:table-cell>
          <table:table-cell table:style-name="ce14"/>
          <table:table-cell office:value-type="string" table:content-validation-name="val1" table:style-name="ce6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Wave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7">
            <text:p>Not checked</text:p>
          </table:table-cell>
          <table:table-cell table:style-name="ce14"/>
          <table:table-cell office:value-type="string" table:content-validation-name="val1" table:style-name="ce60">
            <text:p>Not checked</text:p>
          </table:table-cell>
          <table:table-cell table:style-name="ce17"/>
          <table:table-cell office:value-type="string" table:content-validation-name="val1" table:style-name="ce6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2. Responsive design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ll information available in portrait and landscape</text:p>
          </table:table-cell>
          <table:table-cell office:value-type="string" table:style-name="ce20">
            <text:p><text:a xlink:href="https://www.w3.org/WAI/WCAG21/Understanding/orientation.html">1.3.4 Orientation</text:a></text:p>
          </table:table-cell>
          <table:table-cell office:value-type="string" table:content-validation-name="val1" table:style-name="ce33">
            <text:p>Not checked</text:p>
          </table:table-cell>
          <table:table-cell table:style-name="ce14"/>
          <table:table-cell office:value-type="string" table:content-validation-name="val1" table:style-name="ce67">
            <text:p>Not checked</text:p>
          </table:table-cell>
          <table:table-cell table:style-name="ce17"/>
          <table:table-cell office:value-type="string" table:content-validation-name="val1" table:style-name="ce7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nt size scales without breaking the layout when zooming</text:p>
          </table:table-cell>
          <table:table-cell office:value-type="string" table:style-name="ce20">
            <text:p><text:a xlink:href="https://www.w3.org/WAI/WCAG21/Understanding/resize-text.html">1.4.4 Resize text</text:a></text:p>
          </table:table-cell>
          <table:table-cell office:value-type="string" table:content-validation-name="val1" table:style-name="ce31">
            <text:p>Not checked</text:p>
          </table:table-cell>
          <table:table-cell table:style-name="ce14"/>
          <table:table-cell office:value-type="string" table:content-validation-name="val1" table:style-name="ce66">
            <text:p>Not checked</text:p>
          </table:table-cell>
          <table:table-cell table:style-name="ce14"/>
          <table:table-cell office:value-type="string" table:content-validation-name="val1" table:style-name="ce7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No horizontal scrolling on banned elements at 320px</text:p>
          </table:table-cell>
          <table:table-cell office:value-type="string" table:style-name="ce20">
            <text:p><text:a xlink:href="https://www.w3.org/WAI/WCAG21/Understanding/reflow.html">1.4.10 Reflow</text:a></text:p>
          </table:table-cell>
          <table:table-cell office:value-type="string" table:content-validation-name="val1" table:style-name="ce32">
            <text:p>Not checked</text:p>
          </table:table-cell>
          <table:table-cell table:style-name="ce14"/>
          <table:table-cell office:value-type="string" table:content-validation-name="val1" table:style-name="ce68">
            <text:p>Not checked</text:p>
          </table:table-cell>
          <table:table-cell table:style-name="ce14"/>
          <table:table-cell office:value-type="string" table:content-validation-name="val1" table:style-name="ce7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nt size will scale up to “very large” and still be clear</text:p>
          </table:table-cell>
          <table:table-cell office:value-type="string" table:style-name="ce14">
            <text:p>Observation</text:p>
          </table:table-cell>
          <table:table-cell office:value-type="string" table:content-validation-name="val1" table:style-name="ce34">
            <text:p>Not checked</text:p>
          </table:table-cell>
          <table:table-cell table:style-name="ce14"/>
          <table:table-cell office:value-type="string" table:content-validation-name="val1" table:style-name="ce35">
            <text:p>Not checked</text:p>
          </table:table-cell>
          <table:table-cell table:style-name="ce14"/>
          <table:table-cell office:value-type="string" table:content-validation-name="val1" table:style-name="ce69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3. Keyboard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ll interactions work using a keyboard</text:p>
          </table:table-cell>
          <table:table-cell office:value-type="string" table:style-name="ce15">
            <text:p>2.1.1 Keyboard</text:p>
          </table:table-cell>
          <table:table-cell office:value-type="string" table:content-validation-name="val1" table:style-name="ce36">
            <text:p>Not checked</text:p>
          </table:table-cell>
          <table:table-cell table:style-name="ce14"/>
          <table:table-cell office:value-type="string" table:content-validation-name="val1" table:style-name="ce37">
            <text:p>Not checked</text:p>
          </table:table-cell>
          <table:table-cell table:style-name="ce17"/>
          <table:table-cell office:value-type="string" table:content-validation-name="val1" table:style-name="ce3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never trapped</text:p>
          </table:table-cell>
          <table:table-cell office:value-type="string" table:style-name="ce20">
            <text:p><text:a xlink:href="https://www.w3.org/WAI/WCAG21/Understanding/no-keyboard-trap.html">2.1.2 No Keyboard Trap</text:a></text:p>
          </table:table-cell>
          <table:table-cell office:value-type="string" table:content-validation-name="val1" table:style-name="ce40">
            <text:p>Not checked</text:p>
          </table:table-cell>
          <table:table-cell table:style-name="ce14"/>
          <table:table-cell office:value-type="string" table:content-validation-name="val1" table:style-name="ce39">
            <text:p>Not checked</text:p>
          </table:table-cell>
          <table:table-cell table:style-name="ce17"/>
          <table:table-cell office:value-type="string" table:content-validation-name="val1" table:style-name="ce4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Page has is a working skip-link</text:p>
          </table:table-cell>
          <table:table-cell office:value-type="string" table:style-name="ce20">
            <text:p><text:a xlink:href="https://www.w3.org/WAI/WCAG21/Understanding/bypass-blocks.html">2.4.1 Bypass Blocks</text:a></text:p>
          </table:table-cell>
          <table:table-cell office:value-type="string" table:content-validation-name="val1" table:style-name="ce43">
            <text:p>Not checked</text:p>
          </table:table-cell>
          <table:table-cell table:style-name="ce14"/>
          <table:table-cell office:value-type="string" table:content-validation-name="val1" table:style-name="ce42">
            <text:p>Not checked</text:p>
          </table:table-cell>
          <table:table-cell table:style-name="ce17"/>
          <table:table-cell office:value-type="string" table:content-validation-name="val1" table:style-name="ce4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order is logical</text:p>
          </table:table-cell>
          <table:table-cell office:value-type="string" table:style-name="ce20">
            <text:p><text:a xlink:href="https://www.w3.org/WAI/WCAG21/Understanding/focus-order.html">2.4.3 Focus Order</text:a></text:p>
          </table:table-cell>
          <table:table-cell office:value-type="string" table:content-validation-name="val1" table:style-name="ce44">
            <text:p>Not checked</text:p>
          </table:table-cell>
          <table:table-cell table:style-name="ce14"/>
          <table:table-cell office:value-type="string" table:content-validation-name="val1" table:style-name="ce45">
            <text:p>Not checked</text:p>
          </table:table-cell>
          <table:table-cell table:style-name="ce17"/>
          <table:table-cell office:value-type="string" table:content-validation-name="val1" table:style-name="ce4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always visible</text:p>
          </table:table-cell>
          <table:table-cell office:value-type="string" table:style-name="ce20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46">
            <text:p>Not checked</text:p>
          </table:table-cell>
          <table:table-cell table:style-name="ce14"/>
          <table:table-cell office:value-type="string" table:content-validation-name="val1" table:style-name="ce47">
            <text:p>Not checked</text:p>
          </table:table-cell>
          <table:table-cell table:style-name="ce17"/>
          <table:table-cell office:value-type="string" table:content-validation-name="val1" table:style-name="ce50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contained within modals and pop-ups</text:p>
          </table:table-cell>
          <table:table-cell office:value-type="string" table:style-name="ce20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52">
            <text:p>Not checked</text:p>
          </table:table-cell>
          <table:table-cell table:style-name="ce14"/>
          <table:table-cell office:value-type="string" table:content-validation-name="val1" table:style-name="ce51">
            <text:p>Not checked</text:p>
          </table:table-cell>
          <table:table-cell table:style-name="ce17"/>
          <table:table-cell office:value-type="string" table:content-validation-name="val1" table:style-name="ce5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does not submit forms or activate links</text:p>
          </table:table-cell>
          <table:table-cell office:value-type="string" table:style-name="ce20">
            <text:p><text:a xlink:href="https://www.w3.org/WAI/WCAG21/Understanding/on-focus.html">3.1.1 On Focus</text:a></text:p>
          </table:table-cell>
          <table:table-cell office:value-type="string" table:content-validation-name="val1" table:style-name="ce52">
            <text:p>Not checked</text:p>
          </table:table-cell>
          <table:table-cell table:style-name="ce14"/>
          <table:table-cell office:value-type="string" table:content-validation-name="val1" table:style-name="ce53">
            <text:p>Not checked</text:p>
          </table:table-cell>
          <table:table-cell table:style-name="ce17"/>
          <table:table-cell office:value-type="string" table:content-validation-name="val1" table:style-name="ce5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4. Headings and label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No heading levels have been skipped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55">
            <text:p>Not checked</text:p>
          </table:table-cell>
          <table:table-cell table:style-name="ce14"/>
          <table:table-cell office:value-type="string" table:content-validation-name="val1" table:style-name="ce54">
            <text:p>Not checked</text:p>
          </table:table-cell>
          <table:table-cell table:style-name="ce17"/>
          <table:table-cell office:value-type="string" table:content-validation-name="val1" table:style-name="ce5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ables are captioned, headed and marked up correctly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123">
            <text:p>Not checked</text:p>
          </table:table-cell>
          <table:table-cell table:style-name="ce14"/>
          <table:table-cell office:value-type="string" table:content-validation-name="val1" table:style-name="ce125">
            <text:p>Not checked</text:p>
          </table:table-cell>
          <table:table-cell table:style-name="ce17"/>
          <table:table-cell office:value-type="string" table:content-validation-name="val1" table:style-name="ce12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age has a H1, but not more than one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121">
            <text:p>Not checked</text:p>
          </table:table-cell>
          <table:table-cell table:style-name="ce14"/>
          <table:table-cell office:value-type="string" table:content-validation-name="val1" table:style-name="ce127">
            <text:p>Not checked</text:p>
          </table:table-cell>
          <table:table-cell table:style-name="ce14"/>
          <table:table-cell office:value-type="string" table:content-validation-name="val1" table:style-name="ce128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Headings and labels are clear and descriptive</text:p>
          </table:table-cell>
          <table:table-cell office:value-type="string" table:style-name="ce20">
            <text:p><text:a xlink:href="https://www.w3.org/WAI/WCAG21/Understanding/headings-and-labels.html">2.4.6 Headings and Labels</text:a></text:p>
          </table:table-cell>
          <table:table-cell office:value-type="string" table:content-validation-name="val1" table:style-name="ce124">
            <text:p>Not checked</text:p>
          </table:table-cell>
          <table:table-cell table:style-name="ce14"/>
          <table:table-cell office:value-type="string" table:content-validation-name="val1" table:style-name="ce129">
            <text:p>Not checked</text:p>
          </table:table-cell>
          <table:table-cell table:style-name="ce14"/>
          <table:table-cell office:value-type="string" table:content-validation-name="val1" table:style-name="ce13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All form fields have a label</text:p>
          </table:table-cell>
          <table:table-cell office:value-type="string" table:style-name="ce20">
            <text:p><text:a xlink:href="https://www.w3.org/WAI/WCAG21/Understanding/labels-or-instructions.html">3.3.2 Labels or Instructions</text:a></text:p>
          </table:table-cell>
          <table:table-cell office:value-type="string" table:content-validation-name="val1" table:style-name="ce122">
            <text:p>Not checked</text:p>
          </table:table-cell>
          <table:table-cell table:style-name="ce14"/>
          <table:table-cell office:value-type="string" table:content-validation-name="val1" table:style-name="ce132">
            <text:p>Not checked</text:p>
          </table:table-cell>
          <table:table-cell table:style-name="ce14"/>
          <table:table-cell office:value-type="string" table:content-validation-name="val1" table:style-name="ce131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5. Page title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Page title describes the current page</text:p>
          </table:table-cell>
          <table:table-cell office:value-type="string" table:style-name="ce15">
            <text:p>2.4.2 Page Titled</text:p>
          </table:table-cell>
          <table:table-cell office:value-type="string" table:content-validation-name="val1" table:style-name="ce74">
            <text:p>Not checked</text:p>
          </table:table-cell>
          <table:table-cell table:style-name="ce14"/>
          <table:table-cell office:value-type="string" table:content-validation-name="val1" table:style-name="ce73">
            <text:p>Not checked</text:p>
          </table:table-cell>
          <table:table-cell table:style-name="ce14"/>
          <table:table-cell office:value-type="string" table:content-validation-name="val1" table:style-name="ce133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age title describes the current website or service</text:p>
          </table:table-cell>
          <table:table-cell office:value-type="string" table:style-name="ce15">
            <text:p>2.4.2 Page Titled</text:p>
          </table:table-cell>
          <table:table-cell office:value-type="string" table:content-validation-name="val1" table:style-name="ce75">
            <text:p>Not checked</text:p>
          </table:table-cell>
          <table:table-cell table:style-name="ce14"/>
          <table:table-cell office:value-type="string" table:content-validation-name="val1" table:style-name="ce76">
            <text:p>Not checked</text:p>
          </table:table-cell>
          <table:table-cell table:style-name="ce14"/>
          <table:table-cell office:value-type="string" table:content-validation-name="val1" table:style-name="ce13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6. Links and button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The purpose of each link and button is clear</text:p>
          </table:table-cell>
          <table:table-cell office:value-type="string" table:style-name="ce20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77">
            <text:p>Not checked</text:p>
          </table:table-cell>
          <table:table-cell table:style-name="ce14"/>
          <table:table-cell office:value-type="string" table:content-validation-name="val1" table:style-name="ce78">
            <text:p>Not checked</text:p>
          </table:table-cell>
          <table:table-cell table:style-name="ce17"/>
          <table:table-cell office:value-type="string" table:content-validation-name="val1" table:style-name="ce13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 broken or internal-only links</text:p>
          </table:table-cell>
          <table:table-cell office:value-type="string" table:style-name="ce20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80">
            <text:p>Not checked</text:p>
          </table:table-cell>
          <table:table-cell table:style-name="ce14"/>
          <table:table-cell office:value-type="string" table:content-validation-name="val1" table:style-name="ce79">
            <text:p>Not checked</text:p>
          </table:table-cell>
          <table:table-cell table:style-name="ce17"/>
          <table:table-cell office:value-type="string" table:content-validation-name="val1" table:style-name="ce13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avigation menus on more than one page are in the same order</text:p>
          </table:table-cell>
          <table:table-cell office:value-type="string" table:style-name="ce20">
            <text:p><text:a xlink:href="https://www.w3.org/WAI/WCAG21/Understanding/consistent-navigation.html">3.2.3 Consistent Navigation</text:a></text:p>
          </table:table-cell>
          <table:table-cell office:value-type="string" table:content-validation-name="val1" table:style-name="ce81">
            <text:p>Not checked</text:p>
          </table:table-cell>
          <table:table-cell table:style-name="ce14"/>
          <table:table-cell office:value-type="string" table:content-validation-name="val1" table:style-name="ce82">
            <text:p>Not checked</text:p>
          </table:table-cell>
          <table:table-cell table:style-name="ce17"/>
          <table:table-cell office:value-type="string" table:content-validation-name="val1" table:style-name="ce13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s on more than one page are labelled consistently</text:p>
          </table:table-cell>
          <table:table-cell office:value-type="string" table:style-name="ce20">
            <text:p><text:a xlink:href="https://www.w3.org/WAI/WCAG21/Understanding/consistent-identification.html">3.2.4 Consistent Identification</text:a></text:p>
          </table:table-cell>
          <table:table-cell office:value-type="string" table:content-validation-name="val1" table:style-name="ce84">
            <text:p>Not checked</text:p>
          </table:table-cell>
          <table:table-cell table:style-name="ce14"/>
          <table:table-cell office:value-type="string" table:content-validation-name="val1" table:style-name="ce83">
            <text:p>Not checked</text:p>
          </table:table-cell>
          <table:table-cell table:style-name="ce17"/>
          <table:table-cell office:value-type="string" table:content-validation-name="val1" table:style-name="ce13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 icons have a text alternative</text:p>
          </table:table-cell>
          <table:table-cell office:value-type="string" table:style-name="ce20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85">
            <text:p>Not checked</text:p>
          </table:table-cell>
          <table:table-cell table:style-name="ce14"/>
          <table:table-cell office:value-type="string" table:content-validation-name="val1" table:style-name="ce86">
            <text:p>Not checked</text:p>
          </table:table-cell>
          <table:table-cell table:style-name="ce17"/>
          <table:table-cell office:value-type="string" table:content-validation-name="val1" table:style-name="ce13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s and links use the correct tags or roles</text:p>
          </table:table-cell>
          <table:table-cell office:value-type="string" table:style-name="ce20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88">
            <text:p>Not checked</text:p>
          </table:table-cell>
          <table:table-cell table:style-name="ce14"/>
          <table:table-cell office:value-type="string" table:content-validation-name="val1" table:style-name="ce87">
            <text:p>Not checked</text:p>
          </table:table-cell>
          <table:table-cell table:style-name="ce17"/>
          <table:table-cell office:value-type="string" table:content-validation-name="val1" table:style-name="ce140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7. Colour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Colour alone is not used to convey information</text:p>
          </table:table-cell>
          <table:table-cell office:value-type="string" table:style-name="ce20">
            <text:p><text:a xlink:href="https://www.w3.org/TR/WCAG21/#use-of-color">1.4.1 Use of Color</text:a></text:p>
          </table:table-cell>
          <table:table-cell office:value-type="string" table:content-validation-name="val1" table:style-name="ce89">
            <text:p>Not checked</text:p>
          </table:table-cell>
          <table:table-cell table:style-name="ce14"/>
          <table:table-cell office:value-type="string" table:content-validation-name="val1" table:style-name="ce90">
            <text:p>Not checked</text:p>
          </table:table-cell>
          <table:table-cell table:style-name="ce17"/>
          <table:table-cell office:value-type="string" table:content-validation-name="val1" table:style-name="ce14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larger than 18pt (24px) has a ratio of 3:1 or more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2">
            <text:p>Not checked</text:p>
          </table:table-cell>
          <table:table-cell table:style-name="ce14"/>
          <table:table-cell office:value-type="string" table:content-validation-name="val1" table:style-name="ce91">
            <text:p>Not checked</text:p>
          </table:table-cell>
          <table:table-cell table:style-name="ce17"/>
          <table:table-cell office:value-type="string" table:content-validation-name="val1" table:style-name="ce142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larger than 14pt (19px) and bold has a ratio of 3:1 or more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4">
            <text:p>Not checked</text:p>
          </table:table-cell>
          <table:table-cell table:style-name="ce14"/>
          <table:table-cell office:value-type="string" table:content-validation-name="val1" table:style-name="ce93">
            <text:p>Not checked</text:p>
          </table:table-cell>
          <table:table-cell table:style-name="ce17"/>
          <table:table-cell office:value-type="string" table:content-validation-name="val1" table:style-name="ce143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smaller than 18pt (24px) and not bold has a ratio of 4.5:1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6">
            <text:p>Not checked</text:p>
          </table:table-cell>
          <table:table-cell table:style-name="ce14"/>
          <table:table-cell office:value-type="string" table:content-validation-name="val1" table:style-name="ce95">
            <text:p>Not checked</text:p>
          </table:table-cell>
          <table:table-cell table:style-name="ce17"/>
          <table:table-cell office:value-type="string" table:content-validation-name="val1" table:style-name="ce144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n-text elements have a contrast ratio of 3:1</text:p>
          </table:table-cell>
          <table:table-cell office:value-type="string" table:style-name="ce20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04">
            <text:p>Not checked</text:p>
          </table:table-cell>
          <table:table-cell table:style-name="ce14"/>
          <table:table-cell office:value-type="string" table:content-validation-name="val1" table:style-name="ce103">
            <text:p>Not checked</text:p>
          </table:table-cell>
          <table:table-cell table:style-name="ce17"/>
          <table:table-cell office:value-type="string" table:content-validation-name="val1" table:style-name="ce14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Focus styles have a contrast ratio of 3:1</text:p>
          </table:table-cell>
          <table:table-cell office:value-type="string" table:style-name="ce20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02">
            <text:p>Not checked</text:p>
          </table:table-cell>
          <table:table-cell table:style-name="ce14"/>
          <table:table-cell office:value-type="string" table:content-validation-name="val1" table:style-name="ce101">
            <text:p>Not checked</text:p>
          </table:table-cell>
          <table:table-cell table:style-name="ce17"/>
          <table:table-cell office:value-type="string" table:content-validation-name="val1" table:style-name="ce14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8. Image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Alt text for important images is clear and accurate</text:p>
          </table:table-cell>
          <table:table-cell office:value-type="string" table:style-name="ce15">
            <text:p>1.1.1 Non-text Content</text:p>
          </table:table-cell>
          <table:table-cell office:value-type="string" table:content-validation-name="val1" table:style-name="ce97">
            <text:p>Not checked</text:p>
          </table:table-cell>
          <table:table-cell table:style-name="ce14"/>
          <table:table-cell office:value-type="string" table:content-validation-name="val1" table:style-name="ce98">
            <text:p>Not checked</text:p>
          </table:table-cell>
          <table:table-cell table:style-name="ce17"/>
          <table:table-cell office:value-type="string" table:content-validation-name="val1" table:style-name="ce14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Decorative images are hidden from screen readers</text:p>
          </table:table-cell>
          <table:table-cell office:value-type="string" table:style-name="ce15">
            <text:p>1.1.1 Non-text Content</text:p>
          </table:table-cell>
          <table:table-cell office:value-type="string" table:content-validation-name="val1" table:style-name="ce99">
            <text:p>Not checked</text:p>
          </table:table-cell>
          <table:table-cell table:style-name="ce14"/>
          <table:table-cell office:value-type="string" table:content-validation-name="val1" table:style-name="ce105">
            <text:p>Not checked</text:p>
          </table:table-cell>
          <table:table-cell table:style-name="ce17"/>
          <table:table-cell office:value-type="string" table:content-validation-name="val1" table:style-name="ce14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 images of text are being used</text:p>
          </table:table-cell>
          <table:table-cell office:value-type="string" table:style-name="ce20">
            <text:p><text:a xlink:href="https://www.w3.org/WAI/WCAG21/Understanding/images-of-text.html">1.4.5 Images of Text</text:a></text:p>
          </table:table-cell>
          <table:table-cell office:value-type="string" table:content-validation-name="val1" table:style-name="ce100">
            <text:p>Not checked</text:p>
          </table:table-cell>
          <table:table-cell table:style-name="ce14"/>
          <table:table-cell office:value-type="string" table:content-validation-name="val1" table:style-name="ce106">
            <text:p>Not checked</text:p>
          </table:table-cell>
          <table:table-cell table:style-name="ce17"/>
          <table:table-cell office:value-type="string" table:content-validation-name="val1" table:style-name="ce14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9. Announcements and alert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ny field which causes a validation error is easy to identify</text:p>
          </table:table-cell>
          <table:table-cell office:value-type="string" table:style-name="ce20">
            <text:p><text:a xlink:href="https://www.w3.org/WAI/WCAG21/Understanding/error-identification.html">3.3.1 Error Identification</text:a></text:p>
          </table:table-cell>
          <table:table-cell office:value-type="string" table:content-validation-name="val1" table:style-name="ce108">
            <text:p>Not checked</text:p>
          </table:table-cell>
          <table:table-cell table:style-name="ce14"/>
          <table:table-cell office:value-type="string" table:content-validation-name="val1" table:style-name="ce107">
            <text:p>Not checked</text:p>
          </table:table-cell>
          <table:table-cell table:style-name="ce14"/>
          <table:table-cell office:value-type="string" table:content-validation-name="val1" table:style-name="ce15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Validation errors are explained so its easy to understand how to fix it</text:p>
          </table:table-cell>
          <table:table-cell office:value-type="string" table:style-name="ce20">
            <text:p><text:a xlink:href="https://www.w3.org/WAI/WCAG21/Understanding/error-suggestion.html">3.3.3 Error Suggestion</text:a></text:p>
          </table:table-cell>
          <table:table-cell office:value-type="string" table:content-validation-name="val1" table:style-name="ce109">
            <text:p>Not checked</text:p>
          </table:table-cell>
          <table:table-cell table:style-name="ce14"/>
          <table:table-cell office:value-type="string" table:content-validation-name="val1" table:style-name="ce110">
            <text:p>Not checked</text:p>
          </table:table-cell>
          <table:table-cell table:style-name="ce14"/>
          <table:table-cell office:value-type="string" table:content-validation-name="val1" table:style-name="ce151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Validation error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2">
            <text:p>Not checked</text:p>
          </table:table-cell>
          <table:table-cell table:style-name="ce14"/>
          <table:table-cell office:value-type="string" table:content-validation-name="val1" table:style-name="ce111">
            <text:p>Not checked</text:p>
          </table:table-cell>
          <table:table-cell table:style-name="ce14"/>
          <table:table-cell office:value-type="string" table:content-validation-name="val1" table:style-name="ce15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Expanded or collapsed section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4">
            <text:p>Not checked</text:p>
          </table:table-cell>
          <table:table-cell table:style-name="ce14"/>
          <table:table-cell office:value-type="string" table:content-validation-name="val1" table:style-name="ce113">
            <text:p>Not checked</text:p>
          </table:table-cell>
          <table:table-cell table:style-name="ce14"/>
          <table:table-cell office:value-type="string" table:content-validation-name="val1" table:style-name="ce153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tification message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5">
            <text:p>Not checked</text:p>
          </table:table-cell>
          <table:table-cell table:style-name="ce14"/>
          <table:table-cell office:value-type="string" table:content-validation-name="val1" table:style-name="ce118">
            <text:p>Not checked</text:p>
          </table:table-cell>
          <table:table-cell table:style-name="ce14"/>
          <table:table-cell office:value-type="string" table:content-validation-name="val1" table:style-name="ce15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op-up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6">
            <text:p>Not checked</text:p>
          </table:table-cell>
          <table:table-cell table:style-name="ce14"/>
          <table:table-cell office:value-type="string" table:content-validation-name="val1" table:style-name="ce119">
            <text:p>Not checked</text:p>
          </table:table-cell>
          <table:table-cell table:style-name="ce17"/>
          <table:table-cell office:value-type="string" table:content-validation-name="val1" table:style-name="ce15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10. Session timeout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There is a way to extend session timeouts without losing data</text:p>
          </table:table-cell>
          <table:table-cell office:value-type="string" table:style-name="ce20">
            <text:p><text:a xlink:href="https://www.w3.org/WAI/WCAG21/Understanding/timing-adjustable.html">2.2.1 Timing Adjustable</text:a></text:p>
          </table:table-cell>
          <table:table-cell office:value-type="string" table:content-validation-name="val1" table:style-name="ce117">
            <text:p>Not checked</text:p>
          </table:table-cell>
          <table:table-cell table:style-name="ce14"/>
          <table:table-cell office:value-type="string" table:content-validation-name="val1" table:style-name="ce120">
            <text:p>Not checked</text:p>
          </table:table-cell>
          <table:table-cell table:style-name="ce17"/>
          <table:table-cell office:value-type="string" table:content-validation-name="val1" table:style-name="ce15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number-rows-repeated="4" table:style-name="ro7">
          <table:table-cell table:number-columns-repeated="2" table:style-name="ce14"/>
          <table:table-cell table:style-name="ce16"/>
          <table:table-cell table:style-name="ce14"/>
          <table:table-cell table:style-name="ce16"/>
          <table:table-cell table:style-name="ce22"/>
          <table:table-cell table:number-columns-repeated="2" table:style-name="ce17"/>
          <table:table-cell table:style-name="ce18"/>
          <table:table-cell table:number-columns-repeated="16375"/>
        </table:table-row>
        <table:table-row table:number-rows-repeated="1048517" table:style-name="ro7">
          <table:table-cell table:number-columns-repeated="16384"/>
        </table:table-row>
      </table:table>
      <table:table table:name="Not_covered" table:style-name="ta1">
        <table:table-column table:style-name="co9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24">
            <text:p>1.2.1: Audio-only and Video-only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2: Captions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3: Audio Description or Media Alternative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4: Captions (Live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5: Audio Description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2: Meaningful Sequenc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3: Sensory Characteristic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5: Identify Input Purpos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2: Audio Control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12: Text Spacing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13: Content on Hover or Focu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1.4: Character Key Shortcut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2.2: Pause, Stop, Hid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3.1: Three Flashes or Below Threshold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4.5: Multiple Way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1: Pointer Gesture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2: Pointer Cancellation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3: Label in Nam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4: Motion Actuation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1.1: Language of Pag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1.2: Language of Part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2.2: On Input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3.4: Error Prevention (Legal, Financial, Data)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24"/>
          <table:table-cell table:number-columns-repeated="16383"/>
        </table:table-row>
        <table:table-row table:number-rows-repeated="36" table:style-name="ro8">
          <table:table-cell table:style-name="ce25"/>
          <table:table-cell table:number-columns-repeated="16383"/>
        </table:table-row>
        <table:table-row table:number-rows-repeated="1048514" table:style-name="ro8">
          <table:table-cell table:number-columns-repeated="16384"/>
        </table:table-row>
      </table:table>
      <table:table table:name="Data_items" table:style-name="ta1">
        <table:table-column table:style-name="co2" table:number-columns-repeated="16384" table:default-cell-style-name="ce1"/>
        <table:table-row table:style-name="ro8">
          <table:table-cell office:value-type="string" table:style-name="ce1">
            <text:p>Not check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Pass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Fail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Not sure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Not applicable</text:p>
          </table:table-cell>
          <table:table-cell table:number-columns-repeated="16383"/>
        </table:table-row>
        <table:table-row table:number-rows-repeated="104857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B9C"/>
      <style:text-properties fo:color="#9C57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D9E1F2"/>
      <style:text-properties fo:color="#3A3838"/>
    </style:style>
    <style:style style:name="cf5" style:family="table-cell" style:data-style-name="N0">
      <style:table-cell-properties fo:background-color="#D9D9D9"/>
      <style:text-properties fo:color="#3A3838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D9E1F2"/>
      <style:text-properties fo:color="#3A3838"/>
    </style:style>
    <style:style style:name="cf8" style:family="table-cell" style:data-style-name="N0">
      <style:table-cell-properties fo:background-color="#D9D9D9"/>
      <style:text-properties fo:color="#3A3838"/>
    </style:style>
    <style:style style:name="cf9" style:family="table-cell" style:data-style-name="N0">
      <style:table-cell-properties fo:background-color="#FFEB9C"/>
      <style:text-properties fo:color="#9C57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1" style:family="table-cell">
      <style:table-cell-properties fo:background-color="#FFC7CE"/>
      <style:text-properties fo:color="#9C0006" style:font-family-generic="swiss"/>
    </style:style>
    <style:style style:name="cf12" style:family="table-cell">
      <style:table-cell-properties fo:background-color="#D9E1F2"/>
      <style:text-properties fo:color="#3A3838" style:font-family-generic="swiss"/>
    </style:style>
    <style:style style:name="cf13" style:family="table-cell">
      <style:table-cell-properties fo:background-color="#D9D9D9"/>
      <style:text-properties fo:color="#3A3838" style:font-family-generic="swiss"/>
    </style:style>
    <style:style style:name="cf14" style:family="table-cell">
      <style:table-cell-properties fo:background-color="#FFEB9C"/>
      <style:text-properties fo:color="#9C5700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meta:initial-creator>Microsoft Office User</meta:initial-creator>
    <dc:creator>Microsoft Office User</dc:creator>
    <meta:creation-date>2022-01-21T13:23:55Z</meta:creation-date>
    <dc:date>2022-03-04T13:55:13Z</dc:date>
  </office:meta>
</office:document-meta>
</file>